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4afa1a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color="#000000" style:font-name="Times New Roman" fo:font-size="10pt" fo:language="de" fo:country="DE" officeooo:rsid="0043c1b5" officeooo:paragraph-rsid="004afa1a" style:font-size-asian="10.5pt"/>
    </style:style>
    <style:style style:name="P4" style:family="paragraph" style:parent-style-name="Standard">
      <style:text-properties fo:color="#000000" style:font-name="Times New Roman" fo:font-size="10pt" fo:language="de" fo:country="DE" officeooo:rsid="0043c1b5" officeooo:paragraph-rsid="0043c1b5" style:font-size-asian="10.5pt"/>
    </style:style>
    <style:style style:name="P5" style:family="paragraph" style:parent-style-name="Standard">
      <style:text-properties fo:color="#000000" style:font-name="Times New Roman" fo:font-size="10pt" fo:language="de" fo:country="DE" officeooo:rsid="00425952" officeooo:paragraph-rsid="00425952" style:font-size-asian="10.5pt"/>
    </style:style>
    <style:style style:name="P6" style:family="paragraph" style:parent-style-name="Standard">
      <style:text-properties fo:color="#000000" style:font-name="Times New Roman" fo:font-size="10pt" fo:language="de" fo:country="DE" officeooo:rsid="00443c9b" officeooo:paragraph-rsid="004afa1a" style:font-size-asian="10.5pt"/>
    </style:style>
    <style:style style:name="P7" style:family="paragraph" style:parent-style-name="Standard">
      <style:text-properties fo:color="#000000" style:font-name="Times New Roman" fo:font-size="10pt" fo:language="de" fo:country="DE" officeooo:rsid="00443c9b" officeooo:paragraph-rsid="00443c9b" style:font-size-asian="10.5pt"/>
    </style:style>
    <style:style style:name="P8" style:family="paragraph" style:parent-style-name="Standard">
      <style:text-properties fo:color="#000000" style:font-name="Times New Roman" fo:font-size="10pt" fo:language="de" fo:country="DE" officeooo:rsid="0017411d" officeooo:paragraph-rsid="002059d2" style:font-size-asian="10.5pt"/>
    </style:style>
    <style:style style:name="P9" style:family="paragraph" style:parent-style-name="Standard">
      <style:text-properties fo:color="#000000" style:font-name="Times New Roman" fo:font-size="10pt" fo:language="de" fo:country="DE" officeooo:rsid="0017bdc6" officeooo:paragraph-rsid="0089c2e6" style:font-size-asian="10.5pt"/>
    </style:style>
    <style:style style:name="P10" style:family="paragraph" style:parent-style-name="Standard">
      <style:text-properties fo:color="#000000" style:font-name="Helvetica2" fo:font-size="10pt" fo:language="de" fo:country="DE" officeooo:rsid="00443c9b" officeooo:paragraph-rsid="0043c1b5" style:font-size-asian="10.5pt"/>
    </style:style>
    <style:style style:name="P11" style:family="paragraph" style:parent-style-name="Standard">
      <style:text-properties fo:color="#000000" style:font-name="Helvetica2" fo:font-size="10pt" fo:language="de" fo:country="DE" officeooo:rsid="001bdffb" officeooo:paragraph-rsid="0017411d" style:font-size-asian="10.5pt"/>
    </style:style>
    <style:style style:name="P12" style:family="paragraph" style:parent-style-name="Standard">
      <style:text-properties fo:color="#000000" style:font-name="Helvetica2" fo:font-size="10pt" fo:language="de" fo:country="DE" officeooo:rsid="0017bdc6" officeooo:paragraph-rsid="00222ead" style:font-size-asian="10.5pt"/>
    </style:style>
    <style:style style:name="P13" style:family="paragraph" style:parent-style-name="Standard">
      <style:text-properties fo:color="#000000" style:font-name="Helvetica2" fo:font-size="10pt" fo:language="de" fo:country="DE" officeooo:rsid="0017bdc6" officeooo:paragraph-rsid="0017411d" style:font-size-asian="10.5pt"/>
    </style:style>
    <style:style style:name="P14" style:family="paragraph" style:parent-style-name="Standard">
      <style:text-properties fo:color="#000000" style:font-name="Helvetica2" fo:font-size="10pt" fo:language="de" fo:country="DE" officeooo:rsid="0017411d" officeooo:paragraph-rsid="0017411d" style:font-size-asian="10.5pt"/>
    </style:style>
    <style:style style:name="P15" style:family="paragraph" style:parent-style-name="Standard">
      <style:text-properties fo:color="#000000" style:font-name="Helvetica2" fo:font-size="10pt" fo:language="de" fo:country="DE" officeooo:rsid="0017411d" officeooo:paragraph-rsid="0027ae4e" style:font-size-asian="10.5pt"/>
    </style:style>
    <style:style style:name="P16" style:family="paragraph" style:parent-style-name="Standard">
      <style:text-properties fo:color="#000000" style:font-name="Helvetica2" fo:font-size="10pt" fo:language="de" fo:country="DE" officeooo:rsid="0017411d" officeooo:paragraph-rsid="002898f8" style:font-size-asian="10.5pt"/>
    </style:style>
    <style:style style:name="P17" style:family="paragraph" style:parent-style-name="Standard">
      <style:text-properties fo:color="#000000" style:font-name="Helvetica2" fo:font-size="10pt" fo:language="de" fo:country="DE" officeooo:rsid="00665bcb" officeooo:paragraph-rsid="00665bcb" style:font-size-asian="10.5pt"/>
    </style:style>
    <style:style style:name="P18" style:family="paragraph" style:parent-style-name="Standard">
      <style:text-properties fo:color="#000000" style:font-name="Helvetica2" fo:font-size="10pt" fo:language="de" fo:country="DE" officeooo:rsid="00665bcb" officeooo:paragraph-rsid="0068a5f4" style:font-size-asian="10.5pt"/>
    </style:style>
    <style:style style:name="P19" style:family="paragraph" style:parent-style-name="Standard">
      <style:text-properties fo:color="#000000" officeooo:rsid="0017411d" officeooo:paragraph-rsid="00880e0a"/>
    </style:style>
    <style:style style:name="P20" style:family="paragraph" style:parent-style-name="Standard">
      <style:text-properties fo:color="#000000" officeooo:rsid="0017411d" officeooo:paragraph-rsid="001d05f3"/>
    </style:style>
    <style:style style:name="P21" style:family="paragraph" style:parent-style-name="Standard">
      <style:text-properties fo:color="#000000" officeooo:rsid="0017411d" officeooo:paragraph-rsid="0017411d"/>
    </style:style>
    <style:style style:name="P22" style:family="paragraph" style:parent-style-name="Standard">
      <style:text-properties fo:color="#000000" officeooo:rsid="0017411d" officeooo:paragraph-rsid="002059d2"/>
    </style:style>
    <style:style style:name="P23" style:family="paragraph" style:parent-style-name="Standard">
      <style:text-properties fo:color="#000000" officeooo:rsid="0017411d" officeooo:paragraph-rsid="0017bdc6"/>
    </style:style>
    <style:style style:name="P24" style:family="paragraph" style:parent-style-name="Standard">
      <style:text-properties fo:color="#000000" officeooo:rsid="002059d2" officeooo:paragraph-rsid="002059d2"/>
    </style:style>
    <style:style style:name="P25" style:family="paragraph" style:parent-style-name="Standard">
      <style:text-properties fo:color="#000000" officeooo:paragraph-rsid="0017bdc6"/>
    </style:style>
    <style:style style:name="P26" style:family="paragraph" style:parent-style-name="Standard">
      <style:text-properties fo:color="#000000" officeooo:rsid="0017bdc6"/>
    </style:style>
    <style:style style:name="P27" style:family="paragraph" style:parent-style-name="Standard">
      <style:text-properties fo:color="#000000" officeooo:rsid="0017bdc6" officeooo:paragraph-rsid="0017bdc6"/>
    </style:style>
    <style:style style:name="P28" style:family="paragraph" style:parent-style-name="Standard">
      <style:text-properties fo:color="#000000" officeooo:rsid="0027a593" officeooo:paragraph-rsid="0027a593"/>
    </style:style>
    <style:style style:name="P29" style:family="paragraph" style:parent-style-name="Standard">
      <style:text-properties fo:color="#000000" officeooo:paragraph-rsid="0094df84"/>
    </style:style>
    <style:style style:name="P30" style:family="paragraph" style:parent-style-name="Standard">
      <style:text-properties fo:color="#000000" officeooo:paragraph-rsid="00487f32"/>
    </style:style>
    <style:style style:name="P31" style:family="paragraph" style:parent-style-name="Standard">
      <style:text-properties fo:color="#000000" officeooo:paragraph-rsid="002f37ba"/>
    </style:style>
    <style:style style:name="P32" style:family="paragraph" style:parent-style-name="Standard">
      <style:text-properties fo:color="#000000" officeooo:rsid="0027ae4e" officeooo:paragraph-rsid="0027ae4e"/>
    </style:style>
    <style:style style:name="P33" style:family="paragraph" style:parent-style-name="Standard">
      <style:text-properties fo:color="#000000" officeooo:rsid="002898f8" officeooo:paragraph-rsid="002898f8"/>
    </style:style>
    <style:style style:name="P34" style:family="paragraph" style:parent-style-name="Standard">
      <style:text-properties fo:color="#000000" officeooo:rsid="002898f8" officeooo:paragraph-rsid="002eec16"/>
    </style:style>
    <style:style style:name="P35" style:family="paragraph" style:parent-style-name="Standard">
      <style:text-properties fo:color="#000000" officeooo:rsid="002898f8" officeooo:paragraph-rsid="003f6e20"/>
    </style:style>
    <style:style style:name="P36" style:family="paragraph" style:parent-style-name="Standard">
      <style:text-properties fo:color="#000000" officeooo:rsid="002898f8" officeooo:paragraph-rsid="00495c1d"/>
    </style:style>
    <style:style style:name="P37" style:family="paragraph" style:parent-style-name="Standard">
      <style:text-properties fo:color="#000000" officeooo:rsid="002898f8" officeooo:paragraph-rsid="0048e453"/>
    </style:style>
    <style:style style:name="P38" style:family="paragraph" style:parent-style-name="Standard">
      <style:text-properties fo:color="#000000" officeooo:rsid="00194963" officeooo:paragraph-rsid="0027ae4e"/>
    </style:style>
    <style:style style:name="P39" style:family="paragraph" style:parent-style-name="Standard">
      <style:text-properties fo:color="#000000" officeooo:rsid="00194963" officeooo:paragraph-rsid="002898f8"/>
    </style:style>
    <style:style style:name="P40" style:family="paragraph" style:parent-style-name="Standard">
      <style:text-properties fo:color="#000000" officeooo:rsid="00194963" officeooo:paragraph-rsid="0062d6bf"/>
    </style:style>
    <style:style style:name="P41" style:family="paragraph" style:parent-style-name="Standard">
      <style:text-properties fo:color="#000000" officeooo:paragraph-rsid="002898f8"/>
    </style:style>
    <style:style style:name="P42" style:family="paragraph" style:parent-style-name="Standard">
      <style:text-properties fo:color="#000000" officeooo:rsid="00665bcb" officeooo:paragraph-rsid="00665bcb"/>
    </style:style>
    <style:style style:name="P43" style:family="paragraph" style:parent-style-name="Standard">
      <style:text-properties fo:color="#000000" officeooo:rsid="00665bcb" officeooo:paragraph-rsid="006802fc"/>
    </style:style>
    <style:style style:name="P44" style:family="paragraph" style:parent-style-name="Standard">
      <style:text-properties fo:color="#000000" officeooo:rsid="002eec16" officeooo:paragraph-rsid="002898f8"/>
    </style:style>
    <style:style style:name="P45" style:family="paragraph" style:parent-style-name="Standard">
      <style:text-properties fo:color="#000000" officeooo:rsid="003f6e20" officeooo:paragraph-rsid="003f6e20"/>
    </style:style>
    <style:style style:name="P46" style:family="paragraph" style:parent-style-name="Standard">
      <style:text-properties fo:color="#000000" officeooo:rsid="003fd263" officeooo:paragraph-rsid="003f6e20"/>
    </style:style>
    <style:style style:name="P47" style:family="paragraph" style:parent-style-name="Standard">
      <style:text-properties fo:color="#000000" officeooo:rsid="00425952" officeooo:paragraph-rsid="00425952"/>
    </style:style>
    <style:style style:name="P48" style:family="paragraph" style:parent-style-name="Standard">
      <style:text-properties fo:color="#000000" officeooo:paragraph-rsid="00425952"/>
    </style:style>
    <style:style style:name="P49" style:family="paragraph" style:parent-style-name="Standard">
      <style:text-properties fo:color="#000000" officeooo:paragraph-rsid="0043c1b5"/>
    </style:style>
    <style:style style:name="P50" style:family="paragraph" style:parent-style-name="Standard">
      <style:text-properties fo:color="#000000" officeooo:rsid="0043c1b5" officeooo:paragraph-rsid="0043c1b5"/>
    </style:style>
    <style:style style:name="P51" style:family="paragraph" style:parent-style-name="Standard">
      <style:text-properties fo:color="#000000" officeooo:rsid="002a282b" officeooo:paragraph-rsid="003f6e20"/>
    </style:style>
    <style:style style:name="P52" style:family="paragraph" style:parent-style-name="Standard">
      <style:text-properties fo:color="#000000" officeooo:rsid="006a9511" officeooo:paragraph-rsid="006a9511"/>
    </style:style>
    <style:style style:name="P53" style:family="paragraph" style:parent-style-name="Standard">
      <style:text-properties fo:color="#000000" officeooo:paragraph-rsid="006a9511"/>
    </style:style>
    <style:style style:name="P54" style:family="paragraph" style:parent-style-name="Standard">
      <style:text-properties fo:color="#000000" officeooo:paragraph-rsid="006d6a32"/>
    </style:style>
    <style:style style:name="P55" style:family="paragraph" style:parent-style-name="Standard">
      <style:text-properties fo:color="#000000" officeooo:paragraph-rsid="006802fc"/>
    </style:style>
    <style:style style:name="P56" style:family="paragraph" style:parent-style-name="Standard">
      <style:text-properties fo:color="#000000" officeooo:paragraph-rsid="007546c8"/>
    </style:style>
    <style:style style:name="P57" style:family="paragraph" style:parent-style-name="Standard">
      <style:text-properties fo:color="#000000" officeooo:paragraph-rsid="00665bcb"/>
    </style:style>
    <style:style style:name="P58" style:family="paragraph" style:parent-style-name="Standard">
      <style:text-properties fo:color="#000000" officeooo:paragraph-rsid="0068a5f4"/>
    </style:style>
    <style:style style:name="P59" style:family="paragraph" style:parent-style-name="Standard">
      <style:text-properties fo:color="#000000" officeooo:rsid="0068a5f4" officeooo:paragraph-rsid="006802fc"/>
    </style:style>
    <style:style style:name="P60" style:family="paragraph" style:parent-style-name="Standard">
      <style:text-properties fo:color="#000000" officeooo:rsid="0091aa8f" officeooo:paragraph-rsid="0094df84"/>
    </style:style>
    <style:style style:name="P61" style:family="paragraph" style:parent-style-name="Standard">
      <style:text-properties fo:color="#000000" officeooo:rsid="0091aa8f" officeooo:paragraph-rsid="00997cd7"/>
    </style:style>
    <style:style style:name="P62" style:family="paragraph" style:parent-style-name="Standard">
      <style:text-properties fo:color="#000000" officeooo:paragraph-rsid="0098930a"/>
    </style:style>
    <style:style style:name="P63" style:family="paragraph" style:parent-style-name="Referenz">
      <style:text-properties officeooo:paragraph-rsid="007d3a05"/>
    </style:style>
    <style:style style:name="P64" style:family="paragraph" style:parent-style-name="Referenz">
      <style:text-properties officeooo:paragraph-rsid="007d7580"/>
    </style:style>
    <style:style style:name="P65" style:family="paragraph" style:parent-style-name="Referenz">
      <style:text-properties officeooo:paragraph-rsid="008cd2bd"/>
    </style:style>
    <style:style style:name="P66" style:family="paragraph" style:parent-style-name="Referenz">
      <style:text-properties officeooo:paragraph-rsid="008f58be"/>
    </style:style>
    <style:style style:name="P67" style:family="paragraph" style:parent-style-name="Preformatted_20_Text">
      <style:text-properties fo:color="#00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P68" style:family="paragraph" style:parent-style-name="Abstract">
      <style:text-properties fo:color="#000000" style:font-name="Times New Roman" fo:font-size="12pt" fo:language="de" fo:country="DE" officeooo:paragraph-rsid="0017411d" style:font-size-asian="10.5pt"/>
    </style:style>
    <style:style style:name="P69" style:family="paragraph" style:parent-style-name="Absatz_20__28_folgende_29_">
      <style:text-properties fo:color="#000000" officeooo:rsid="0017411d" officeooo:paragraph-rsid="0017411d"/>
    </style:style>
    <style:style style:name="P70" style:family="paragraph" style:parent-style-name="Absatz_20__28_folgende_29_">
      <style:text-properties fo:color="#000000" officeooo:rsid="0017411d" officeooo:paragraph-rsid="0055183f"/>
    </style:style>
    <style:style style:name="P71" style:family="paragraph" style:parent-style-name="Absatz_20__28_folgende_29_">
      <style:text-properties fo:color="#000000" officeooo:paragraph-rsid="001a1b6a"/>
    </style:style>
    <style:style style:name="P72" style:family="paragraph" style:parent-style-name="Absatz_20__28_folgende_29_">
      <style:text-properties fo:color="#000000" fo:font-style="italic" officeooo:rsid="0017411d" officeooo:paragraph-rsid="001a1b6a" style:font-style-asian="italic" style:font-style-complex="italic"/>
    </style:style>
    <style:style style:name="P73" style:family="paragraph" style:parent-style-name="Sektion">
      <style:text-properties fo:color="#000000" officeooo:rsid="001bdffb" officeooo:paragraph-rsid="001bdffb"/>
    </style:style>
    <style:style style:name="P74" style:family="paragraph" style:parent-style-name="Sektion">
      <style:text-properties fo:color="#000000" officeooo:rsid="0017411d" officeooo:paragraph-rsid="0017411d"/>
    </style:style>
    <style:style style:name="P75" style:family="paragraph" style:parent-style-name="Referenzen">
      <style:text-properties fo:color="#000000"/>
    </style:style>
    <style:style style:name="P76" style:family="paragraph" style:parent-style-name="Subtitle">
      <style:text-properties fo:color="#000000" officeooo:rsid="0017411d" officeooo:paragraph-rsid="0019b9af"/>
    </style:style>
    <style:style style:name="P77" style:family="paragraph" style:parent-style-name="Standard" style:list-style-name="L1">
      <style:text-properties fo:color="#000000" officeooo:rsid="0062d6bf" officeooo:paragraph-rsid="00841da3"/>
    </style:style>
    <style:style style:name="P78" style:family="paragraph" style:parent-style-name="Standard" style:list-style-name="L1">
      <style:text-properties fo:color="#000000" officeooo:rsid="00194963" officeooo:paragraph-rsid="0062d6bf"/>
    </style:style>
    <style:style style:name="P79" style:family="paragraph" style:parent-style-name="Standard" style:list-style-name="L1">
      <style:text-properties fo:color="#000000" officeooo:rsid="00665bcb" officeooo:paragraph-rsid="00665bcb"/>
    </style:style>
    <style:style style:name="P80" style:family="paragraph" style:parent-style-name="Standard" style:list-style-name="L1">
      <style:text-properties fo:color="#000000" officeooo:rsid="00665bcb" officeooo:paragraph-rsid="0062d6bf"/>
    </style:style>
    <style:style style:name="P81" style:family="paragraph" style:parent-style-name="Standard">
      <style:text-properties fo:color="#000000" style:font-name="Times New Roman" fo:font-size="10pt" fo:language="de" fo:country="DE" officeooo:rsid="006d6a32" officeooo:paragraph-rsid="006d6a32" fo:background-color="transparent" style:font-size-asian="10.5pt"/>
    </style:style>
    <style:style style:name="P82" style:family="paragraph" style:parent-style-name="Title" style:master-page-name="Standard">
      <style:paragraph-properties style:page-number="auto"/>
      <style:text-properties fo:color="#000000" officeooo:rsid="0017411d" officeooo:paragraph-rsid="0017411d"/>
    </style:style>
    <style:style style:name="T1" style:family="text">
      <style:text-properties officeooo:rsid="0019b9af"/>
    </style:style>
    <style:style style:name="T2" style:family="text">
      <style:text-properties officeooo:rsid="001a1b6a"/>
    </style:style>
    <style:style style:name="T3" style:family="text">
      <style:text-properties officeooo:rsid="0017411d"/>
    </style:style>
    <style:style style:name="T4" style:family="text">
      <style:text-properties officeooo:rsid="0055183f"/>
    </style:style>
    <style:style style:name="T5" style:family="text">
      <style:text-properties officeooo:rsid="001d05f3"/>
    </style:style>
    <style:style style:name="T6" style:family="text">
      <style:text-properties officeooo:rsid="001bdffb"/>
    </style:style>
    <style:style style:name="T7" style:family="text">
      <style:text-properties officeooo:rsid="00880e0a"/>
    </style:style>
    <style:style style:name="T8" style:family="text">
      <style:text-properties officeooo:rsid="005864a4"/>
    </style:style>
    <style:style style:name="T9" style:family="text">
      <style:text-properties officeooo:rsid="0017bdc6"/>
    </style:style>
    <style:style style:name="T10" style:family="text">
      <style:text-properties officeooo:rsid="0027a593"/>
    </style:style>
    <style:style style:name="T11" style:family="text">
      <style:text-properties officeooo:rsid="003201bd"/>
    </style:style>
    <style:style style:name="T12" style:family="text">
      <style:text-properties officeooo:rsid="00487f32"/>
    </style:style>
    <style:style style:name="T13" style:family="text">
      <style:text-properties officeooo:rsid="0058c1f7"/>
    </style:style>
    <style:style style:name="T14" style:family="text">
      <style:text-properties officeooo:rsid="00468be0"/>
    </style:style>
    <style:style style:name="T15" style:family="text">
      <style:text-properties officeooo:rsid="002f37ba"/>
    </style:style>
    <style:style style:name="T16" style:family="text">
      <style:text-properties officeooo:rsid="00339f45"/>
    </style:style>
    <style:style style:name="T17" style:family="text">
      <style:text-properties officeooo:rsid="002fa184"/>
    </style:style>
    <style:style style:name="T18" style:family="text">
      <style:text-properties officeooo:rsid="00316618"/>
    </style:style>
    <style:style style:name="T19" style:family="text">
      <style:text-properties officeooo:rsid="00353147"/>
    </style:style>
    <style:style style:name="T20" style:family="text">
      <style:text-properties officeooo:rsid="002eec16"/>
    </style:style>
    <style:style style:name="T21" style:family="text">
      <style:text-properties officeooo:rsid="003f6e20"/>
    </style:style>
    <style:style style:name="T22" style:family="text">
      <style:text-properties fo:font-style="italic" officeooo:rsid="003f6e20" style:font-style-asian="italic" style:font-style-complex="italic"/>
    </style:style>
    <style:style style:name="T23" style:family="text">
      <style:text-properties fo:font-style="italic" officeooo:rsid="0017411d" style:font-style-asian="italic" style:font-style-complex="italic"/>
    </style:style>
    <style:style style:name="T24" style:family="text">
      <style:text-properties fo:font-style="italic" officeooo:rsid="00194963" style:font-style-asian="italic" style:font-style-complex="italic"/>
    </style:style>
    <style:style style:name="T25" style:family="text">
      <style:text-properties fo:font-style="italic" officeooo:rsid="001a1b6a" style:font-style-asian="italic" style:font-style-complex="italic"/>
    </style:style>
    <style:style style:name="T26" style:family="text">
      <style:text-properties fo:font-style="italic" officeooo:rsid="004afa1a" style:font-style-asian="italic" style:font-style-complex="italic"/>
    </style:style>
    <style:style style:name="T27" style:family="text">
      <style:text-properties fo:font-style="italic" officeooo:rsid="0058c1f7" style:font-style-asian="italic" style:font-style-complex="italic"/>
    </style:style>
    <style:style style:name="T28" style:family="text">
      <style:text-properties fo:font-style="italic" officeooo:rsid="00665bcb" style:font-style-asian="italic" style:font-style-complex="italic"/>
    </style:style>
    <style:style style:name="T29" style:family="text">
      <style:text-properties fo:font-style="italic" officeooo:rsid="006a9511" style:font-style-asian="italic" style:font-style-complex="italic"/>
    </style:style>
    <style:style style:name="T30" style:family="text">
      <style:text-properties fo:font-style="italic" officeooo:rsid="009b4d3e" style:font-style-asian="italic" style:font-style-complex="italic"/>
    </style:style>
    <style:style style:name="T31" style:family="text">
      <style:text-properties officeooo:rsid="003fd263"/>
    </style:style>
    <style:style style:name="T32" style:family="text">
      <style:text-properties fo:color="#000000"/>
    </style:style>
    <style:style style:name="T33" style:family="text">
      <style:text-properties fo:color="#000000" style:font-name="Times New Roman" fo:font-size="10pt" fo:language="de" fo:country="DE" officeooo:rsid="00443c9b" style:font-size-asian="10.5pt"/>
    </style:style>
    <style:style style:name="T34" style:family="text">
      <style:text-properties fo:color="#000000" style:font-name="Times New Roman" fo:font-size="10pt" fo:language="de" fo:country="DE" officeooo:rsid="0043c1b5" style:font-size-asian="10.5pt"/>
    </style:style>
    <style:style style:name="T35" style:family="text">
      <style:text-properties fo:color="#000000" style:font-name="Times New Roman" fo:font-size="10pt" fo:language="de" fo:country="DE" officeooo:rsid="0058c27d" style:font-size-asian="10.5pt"/>
    </style:style>
    <style:style style:name="T36" style:family="text">
      <style:text-properties fo:color="#000000" style:font-name="Times New Roman" fo:font-size="10pt" fo:language="de" fo:country="DE" fo:font-style="italic" officeooo:rsid="00443c9b" style:font-size-asian="10.5pt" style:font-style-asian="italic" style:font-style-complex="italic"/>
    </style:style>
    <style:style style:name="T37" style:family="text">
      <style:text-properties fo:color="#000000" style:font-name="Times New Roman" fo:font-size="8pt" fo:language="de" fo:country="DE" fo:font-weight="normal" officeooo:rsid="007d3a05" fo:background-color="transparent" style:font-size-asian="10.5pt" style:font-weight-asian="normal" style:font-weight-complex="normal"/>
    </style:style>
    <style:style style:name="T38" style:family="text">
      <style:text-properties fo:color="#000000" style:font-name="Times New Roman" fo:font-size="8pt" fo:language="de" fo:country="DE" fo:font-weight="normal" officeooo:rsid="007d7580" fo:background-color="transparent" style:font-size-asian="10.5pt" style:font-weight-asian="normal" style:font-weight-complex="normal"/>
    </style:style>
    <style:style style:name="T39" style:family="text">
      <style:text-properties fo:color="#000000" style:font-name="Times New Roman" fo:font-size="8pt" fo:language="de" fo:country="DE" fo:font-weight="normal" officeooo:rsid="006e5c53" fo:background-color="transparent" style:font-size-asian="10.5pt" style:font-weight-asian="normal" style:font-weight-complex="normal"/>
    </style:style>
    <style:style style:name="T40" style:family="text">
      <style:text-properties fo:color="#000000" style:font-name="Times New Roman" fo:font-size="8pt" fo:language="de" fo:country="DE" fo:font-weight="normal" officeooo:rsid="008cd2bd" fo:background-color="transparent" style:font-size-asian="10.5pt" style:font-weight-asian="normal" style:font-weight-complex="normal"/>
    </style:style>
    <style:style style:name="T41" style:family="text">
      <style:text-properties fo:color="#000000" style:font-name="Times New Roman" fo:font-size="8pt" fo:language="de" fo:country="DE" fo:font-weight="normal" officeooo:rsid="008f58be" fo:background-color="transparent" style:font-size-asian="10.5pt" style:font-weight-asian="normal" style:font-weight-complex="normal"/>
    </style:style>
    <style:style style:name="T42" style:family="text">
      <style:text-properties fo:color="#000000" style:font-name="Times New Roman" fo:font-size="8pt" fo:language="de" fo:country="DE" fo:background-color="transparent" style:font-size-asian="10.5pt"/>
    </style:style>
    <style:style style:name="T43" style:family="text">
      <style:text-properties fo:color="#000000" style:font-name="Times New Roman" fo:font-size="8pt" fo:language="de" fo:country="DE" officeooo:rsid="007d3a05" fo:background-color="transparent" style:font-size-asian="10.5pt"/>
    </style:style>
    <style:style style:name="T44" style:family="text">
      <style:text-properties fo:color="#000000" style:font-name="Times New Roman" fo:font-size="8pt" fo:language="de" fo:country="DE" officeooo:rsid="008cd2bd" fo:background-color="transparent" style:font-size-asian="10.5pt"/>
    </style:style>
    <style:style style:name="T45" style:family="text">
      <style:text-properties fo:color="#000000" style:font-name="Times New Roman" fo:font-size="8pt" fo:language="de" fo:country="DE" officeooo:rsid="00805580" fo:background-color="transparent" style:font-size-asian="10.5pt"/>
    </style:style>
    <style:style style:name="T46" style:family="text">
      <style:text-properties fo:color="#000000" officeooo:rsid="008cd2bd"/>
    </style:style>
    <style:style style:name="T47" style:family="text">
      <style:text-properties officeooo:rsid="0043c1b5"/>
    </style:style>
    <style:style style:name="T48" style:family="text">
      <style:text-properties fo:font-style="normal" officeooo:rsid="004afa1a" style:font-style-asian="normal" style:font-style-complex="normal"/>
    </style:style>
    <style:style style:name="T49" style:family="text">
      <style:text-properties fo:font-style="normal" officeooo:rsid="0017411d" style:font-style-asian="normal" style:font-style-complex="normal"/>
    </style:style>
    <style:style style:name="T50" style:family="text">
      <style:text-properties fo:font-style="normal" officeooo:rsid="001a1b6a" style:font-style-asian="normal" style:font-style-complex="normal"/>
    </style:style>
    <style:style style:name="T51" style:family="text">
      <style:text-properties fo:font-style="normal" officeooo:rsid="001bdffb" style:font-style-asian="normal" style:font-style-complex="normal"/>
    </style:style>
    <style:style style:name="T52" style:family="text">
      <style:text-properties fo:font-style="normal" officeooo:rsid="001d05f3" style:font-style-asian="normal" style:font-style-complex="normal"/>
    </style:style>
    <style:style style:name="T53" style:family="text">
      <style:text-properties fo:font-style="normal" officeooo:rsid="0055183f" style:font-style-asian="normal" style:font-style-complex="normal"/>
    </style:style>
    <style:style style:name="T54" style:family="text">
      <style:text-properties fo:font-style="normal" officeooo:rsid="0058c27d" style:font-style-asian="normal" style:font-style-complex="normal"/>
    </style:style>
    <style:style style:name="T55" style:family="text">
      <style:text-properties officeooo:rsid="00665bcb"/>
    </style:style>
    <style:style style:name="T56" style:family="text">
      <style:text-properties style:font-name="Times New Roman" fo:font-size="10pt" fo:language="de" fo:country="DE" style:font-size-asian="10.5pt"/>
    </style:style>
    <style:style style:name="T57" style:family="text">
      <style:text-properties style:font-name="Times New Roman" fo:font-size="10pt" fo:language="de" fo:country="DE" officeooo:rsid="005864a4" style:font-size-asian="10.5pt"/>
    </style:style>
    <style:style style:name="T58" style:family="text">
      <style:text-properties style:font-name="Times New Roman" fo:font-size="10pt" fo:language="de" fo:country="DE" officeooo:rsid="0068a5f4" style:font-size-asian="10.5pt"/>
    </style:style>
    <style:style style:name="T59" style:family="text">
      <style:text-properties style:font-name="Times New Roman" fo:font-size="10pt" fo:language="de" fo:country="DE" officeooo:rsid="00704528" style:font-size-asian="10.5pt"/>
    </style:style>
    <style:style style:name="T60" style:family="text">
      <style:text-properties style:font-name="Times New Roman" fo:font-size="10pt" fo:language="de" fo:country="DE" officeooo:rsid="00425952" style:font-size-asian="10.5pt"/>
    </style:style>
    <style:style style:name="T61" style:family="text">
      <style:text-properties style:font-name="Times New Roman" fo:font-size="10pt" fo:language="de" fo:country="DE" officeooo:rsid="0094df84" style:font-size-asian="10.5pt"/>
    </style:style>
    <style:style style:name="T62" style:family="text">
      <style:text-properties style:font-name="Times New Roman" fo:font-size="10pt" fo:language="de" fo:country="DE" officeooo:rsid="0058c27d" style:font-size-asian="10.5pt"/>
    </style:style>
    <style:style style:name="T63" style:family="text">
      <style:text-properties style:font-name="Times New Roman" fo:font-size="10pt" fo:language="de" fo:country="DE" fo:font-style="italic" officeooo:rsid="00425952" style:font-size-asian="10.5pt" style:font-style-asian="italic" style:font-style-complex="italic"/>
    </style:style>
    <style:style style:name="T64" style:family="text">
      <style:text-properties style:font-name="Times New Roman" fo:font-size="10pt" fo:language="de" fo:country="DE" fo:font-style="italic" officeooo:rsid="006d6a32" fo:background-color="transparent" style:font-size-asian="10.5pt" style:font-style-asian="italic" style:font-style-complex="italic"/>
    </style:style>
    <style:style style:name="T65" style:family="text">
      <style:text-properties style:font-name="Times New Roman" fo:font-size="10pt" fo:language="de" fo:country="DE" fo:font-style="normal" officeooo:rsid="00425952" style:font-size-asian="10.5pt" style:font-style-asian="normal" style:font-style-complex="normal"/>
    </style:style>
    <style:style style:name="T66" style:family="text">
      <style:text-properties style:font-name="Times New Roman" fo:font-size="10pt" fo:language="de" fo:country="DE" officeooo:rsid="006d6a32" fo:background-color="transparent" style:font-size-asian="10.5pt"/>
    </style:style>
    <style:style style:name="T67" style:family="text">
      <style:text-properties style:font-name="Times New Roman" fo:font-size="10pt" fo:language="de" fo:country="DE" officeooo:rsid="0094df84" fo:background-color="transparent" style:font-size-asian="10.5pt"/>
    </style:style>
    <style:style style:name="T68" style:family="text">
      <style:text-properties style:font-name="Times New Roman" fo:font-size="10pt" fo:language="de" fo:country="DE" officeooo:rsid="00967d1a" fo:background-color="transparent" style:font-size-asian="10.5pt"/>
    </style:style>
    <style:style style:name="T69" style:family="text">
      <style:text-properties style:font-name="Times New Roman" fo:font-size="10pt" fo:language="de" fo:country="DE" officeooo:rsid="009c7121" fo:background-color="transparent" style:font-size-asian="10.5pt"/>
    </style:style>
    <style:style style:name="T70" style:family="text">
      <style:text-properties officeooo:rsid="001890a6"/>
    </style:style>
    <style:style style:name="T71" style:family="text">
      <style:text-properties officeooo:rsid="00194963"/>
    </style:style>
    <style:style style:name="T72" style:family="text">
      <style:text-properties officeooo:rsid="002059d2"/>
    </style:style>
    <style:style style:name="T73" style:family="text">
      <style:text-properties officeooo:rsid="00222ead"/>
    </style:style>
    <style:style style:name="T74" style:family="text">
      <style:text-properties officeooo:rsid="0022ff85"/>
    </style:style>
    <style:style style:name="T75" style:family="text">
      <style:text-properties officeooo:rsid="0024b5f6"/>
    </style:style>
    <style:style style:name="T76" style:family="text">
      <style:text-properties officeooo:rsid="00260b5a"/>
    </style:style>
    <style:style style:name="T77" style:family="text">
      <style:text-properties officeooo:rsid="0026ead9"/>
    </style:style>
    <style:style style:name="T78" style:family="text">
      <style:text-properties officeooo:rsid="00270827"/>
    </style:style>
    <style:style style:name="T79" style:family="text">
      <style:text-properties officeooo:rsid="0027a0c0"/>
    </style:style>
    <style:style style:name="T80" style:family="text">
      <style:text-properties officeooo:rsid="0027ae4e"/>
    </style:style>
    <style:style style:name="T81" style:family="text">
      <style:text-properties officeooo:rsid="002a282b"/>
    </style:style>
    <style:style style:name="T82" style:family="text">
      <style:text-properties officeooo:rsid="002e69b5"/>
    </style:style>
    <style:style style:name="T83" style:family="text">
      <style:text-properties style:text-line-through-style="solid" style:text-underline-style="none" officeooo:rsid="002eec16"/>
    </style:style>
    <style:style style:name="T84" style:family="text">
      <style:text-properties officeooo:rsid="003ce705"/>
    </style:style>
    <style:style style:name="T85" style:family="text">
      <style:text-properties officeooo:rsid="0040855a"/>
    </style:style>
    <style:style style:name="T86" style:family="text">
      <style:text-properties officeooo:rsid="00425952"/>
    </style:style>
    <style:style style:name="T87" style:family="text">
      <style:text-properties fo:font-variant="normal" fo:text-transform="none" fo:color="#000000" style:font-name="Times New Roman" fo:font-size="10pt" fo:letter-spacing="normal" fo:language="de" fo:country="DE" fo:font-style="italic" fo:font-weight="normal" officeooo:rsid="00443c9b" style:font-size-asian="10.5pt" style:font-style-asian="italic" style:font-style-complex="italic"/>
    </style:style>
    <style:style style:name="T88" style:family="text">
      <style:text-properties fo:font-variant="normal" fo:text-transform="none" style:font-name="Times New Roman" fo:font-size="10pt" fo:letter-spacing="normal" fo:language="de" fo:country="DE" fo:font-style="italic" fo:font-weight="normal" officeooo:rsid="00425952" style:font-size-asian="10.5pt" style:font-style-asian="italic" style:font-style-complex="italic"/>
    </style:style>
    <style:style style:name="T89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425952" style:font-size-asian="10.5pt"/>
    </style:style>
    <style:style style:name="T90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58c27d" style:font-size-asian="10.5pt"/>
    </style:style>
    <style:style style:name="T91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68a5f4" style:font-size-asian="10.5pt"/>
    </style:style>
    <style:style style:name="T92" style:family="text">
      <style:text-properties fo:font-variant="normal" fo:text-transform="none" style:font-name="Times New Roman" fo:font-size="10pt" fo:letter-spacing="normal" fo:language="de" fo:country="DE" fo:font-style="normal" fo:font-weight="normal" officeooo:rsid="006a9511" style:font-size-asian="10.5pt"/>
    </style:style>
    <style:style style:name="T93" style:family="text">
      <style:text-properties officeooo:rsid="004622da"/>
    </style:style>
    <style:style style:name="T94" style:family="text">
      <style:text-properties officeooo:rsid="0048e453"/>
    </style:style>
    <style:style style:name="T95" style:family="text">
      <style:text-properties officeooo:rsid="00494a54"/>
    </style:style>
    <style:style style:name="T96" style:family="text">
      <style:text-properties officeooo:rsid="00495c1d"/>
    </style:style>
    <style:style style:name="T97" style:family="text">
      <style:text-properties officeooo:rsid="004afa1a"/>
    </style:style>
    <style:style style:name="T98" style:family="text">
      <style:text-properties officeooo:rsid="0053aca4"/>
    </style:style>
    <style:style style:name="T99" style:family="text">
      <style:text-properties officeooo:rsid="005715f9"/>
    </style:style>
    <style:style style:name="T100" style:family="text">
      <style:text-properties officeooo:rsid="00575efb"/>
    </style:style>
    <style:style style:name="T101" style:family="text">
      <style:text-properties officeooo:rsid="0058c27d"/>
    </style:style>
    <style:style style:name="T102" style:family="text">
      <style:text-properties officeooo:rsid="005dc037"/>
    </style:style>
    <style:style style:name="T103" style:family="text">
      <style:text-properties officeooo:rsid="005f4793"/>
    </style:style>
    <style:style style:name="T104" style:family="text">
      <style:text-properties officeooo:rsid="005f821c"/>
    </style:style>
    <style:style style:name="T105" style:family="text">
      <style:text-properties officeooo:rsid="0061cf98"/>
    </style:style>
    <style:style style:name="T106" style:family="text">
      <style:text-properties officeooo:rsid="0062d6bf"/>
    </style:style>
    <style:style style:name="T107" style:family="text">
      <style:text-properties officeooo:rsid="006802fc"/>
    </style:style>
    <style:style style:name="T108" style:family="text">
      <style:text-properties officeooo:rsid="0068a5f4"/>
    </style:style>
    <style:style style:name="T109" style:family="text">
      <style:text-properties officeooo:rsid="006a9511"/>
    </style:style>
    <style:style style:name="T110" style:family="text">
      <style:text-properties officeooo:rsid="006bf756"/>
    </style:style>
    <style:style style:name="T111" style:family="text">
      <style:text-properties officeooo:rsid="006d6a32"/>
    </style:style>
    <style:style style:name="T112" style:family="text">
      <style:text-properties officeooo:rsid="0070ad56"/>
    </style:style>
    <style:style style:name="T113" style:family="text">
      <style:text-properties officeooo:rsid="0071b656"/>
    </style:style>
    <style:style style:name="T114" style:family="text">
      <style:text-properties officeooo:rsid="00732630"/>
    </style:style>
    <style:style style:name="T115" style:family="text">
      <style:text-properties officeooo:rsid="007414a5"/>
    </style:style>
    <style:style style:name="T116" style:family="text">
      <style:text-properties officeooo:rsid="007519d3"/>
    </style:style>
    <style:style style:name="T117" style:family="text">
      <style:text-properties officeooo:rsid="007546c8"/>
    </style:style>
    <style:style style:name="T118" style:family="text">
      <style:text-properties officeooo:rsid="0077062c"/>
    </style:style>
    <style:style style:name="T119" style:family="text">
      <style:text-properties officeooo:rsid="00788ea9"/>
    </style:style>
    <style:style style:name="T120" style:family="text">
      <style:text-properties officeooo:rsid="00792725"/>
    </style:style>
    <style:style style:name="T121" style:family="text">
      <style:text-properties officeooo:rsid="00794c61"/>
    </style:style>
    <style:style style:name="T122" style:family="text">
      <style:text-properties officeooo:rsid="007af1ac"/>
    </style:style>
    <style:style style:name="T123" style:family="text">
      <style:text-properties officeooo:rsid="007b27d8"/>
    </style:style>
    <style:style style:name="T124" style:family="text">
      <style:text-properties officeooo:rsid="007d3a05"/>
    </style:style>
    <style:style style:name="T125" style:family="text">
      <style:text-properties officeooo:rsid="00841da3"/>
    </style:style>
    <style:style style:name="T126" style:family="text">
      <style:text-properties officeooo:rsid="0085ce96"/>
    </style:style>
    <style:style style:name="T127" style:family="text">
      <style:text-properties officeooo:rsid="00862284"/>
    </style:style>
    <style:style style:name="T128" style:family="text">
      <style:text-properties officeooo:rsid="0087f43a"/>
    </style:style>
    <style:style style:name="T129" style:family="text">
      <style:text-properties officeooo:rsid="0089c2e6"/>
    </style:style>
    <style:style style:name="T130" style:family="text">
      <style:text-properties officeooo:rsid="008a53a0"/>
    </style:style>
    <style:style style:name="T131" style:family="text">
      <style:text-properties officeooo:rsid="008bb659"/>
    </style:style>
    <style:style style:name="T132" style:family="text">
      <style:text-properties officeooo:rsid="008f58be"/>
    </style:style>
    <style:style style:name="T133" style:family="text">
      <style:text-properties officeooo:rsid="00907168"/>
    </style:style>
    <style:style style:name="T134" style:family="text">
      <style:text-properties officeooo:rsid="0091aa8f"/>
    </style:style>
    <style:style style:name="T135" style:family="text">
      <style:text-properties officeooo:rsid="00935db4"/>
    </style:style>
    <style:style style:name="T136" style:family="text">
      <style:text-properties officeooo:rsid="0093c6b5"/>
    </style:style>
    <style:style style:name="T137" style:family="text">
      <style:text-properties officeooo:rsid="0094df84"/>
    </style:style>
    <style:style style:name="T138" style:family="text">
      <style:text-properties officeooo:rsid="00967d1a"/>
    </style:style>
    <style:style style:name="T139" style:family="text">
      <style:text-properties officeooo:rsid="0096a065"/>
    </style:style>
    <style:style style:name="T140" style:family="text">
      <style:text-properties officeooo:rsid="006d6a32" fo:background-color="transparent"/>
    </style:style>
    <style:style style:name="T141" style:family="text">
      <style:text-properties officeooo:rsid="0098930a"/>
    </style:style>
    <style:style style:name="T142" style:family="text">
      <style:text-properties officeooo:rsid="00997cd7"/>
    </style:style>
    <style:style style:name="T143" style:family="text">
      <style:text-properties officeooo:rsid="009b4d3e"/>
    </style:style>
    <style:style style:name="T144" style:family="text">
      <style:text-properties officeooo:rsid="009e818f"/>
    </style:style>
    <style:style style:name="T145" style:family="text">
      <style:text-properties officeooo:rsid="009fc13a"/>
    </style:style>
    <style:style style:name="T146" style:family="text">
      <style:text-properties officeooo:rsid="00a03211"/>
    </style:style>
    <style:style style:name="T147" style:family="text">
      <style:text-properties officeooo:rsid="00a13e0a"/>
    </style:style>
    <style:style style:name="T148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im Bourguignon" text:name="Autor"/>
        <text:user-field-decl office:value-type="string" office:string-value="Dynamisch und gefährlich?" text:name="Titel"/>
        <text:user-field-decl office:value-type="string" office:string-value="0.1" text:name="Version"/>
        <text:user-field-decl office:value-type="string" office:string-value="C# Dynamics in freier Wildbahn" text:name="Untertitel"/>
      </text:user-field-decls>
      <text:p text:style-name="P82">You've been PhoneGapped </text:p>
      <text:p text:style-name="P76"><text:span text:style-name="T1">Framework Entscheidungen, </text:span><text:span text:style-name="T146">JQueryMobile</text:span><text:span text:style-name="T1"> </text:span><text:span text:style-name="T128">und</text:span><text:span text:style-name="T1"> </text:span><text:span text:style-name="T128">g</text:span><text:span text:style-name="T102">raue Haare</text:span><text:span text:style-name="T2"> ; e</text:span><text:span text:style-name="T1">in </text:span><text:span text:style-name="T147">bitteres</text:span><text:span text:style-name="T1"> </text:span>Erfahrungsbericht.</text:p>
      <text:p text:style-name="Text_20_body"><text:span text:style-name="T32">von </text:span><text:span text:style-name="Name"><text:span text:style-name="T32"><text:user-field-get text:name="Autor">Tim Bourguignon</text:user-field-get></text:span></text:span></text:p>
      <text:p text:style-name="P68"><text:span text:style-name="T3">Man hat manchmal komische Ideen, wie zum Beispiel eine </text:span><text:span text:style-name="T4">m</text:span><text:span text:style-name="T3">obile Applikation </text:span><text:span text:style-name="T102">in einer </text:span><text:span text:style-name="T137">n</text:span><text:span text:style-name="T102">eue</text:span><text:span text:style-name="T137">n </text:span><text:span text:style-name="T102">Technologie </text:span><text:span text:style-name="T3">zu schreiben, <text:s text:c="2"/>nur um <text:s/>danach </text:span><text:span text:style-name="T4">festzustellen</text:span><text:span text:style-name="T3"> „</text:span><text:span text:style-name="T23">tja ging doch“</text:span><text:span text:style-name="T3">! In diesen Fall handelt es sich um eine </text:span><text:span text:style-name="T4">m</text:span><text:span text:style-name="T3">obile Applikation mit PhoneGap... </text:span><text:span text:style-name="T102">und </text:span><text:span text:style-name="T137">sie funktioniert</text:span><text:span text:style-name="T102"> noch nicht. </text:span><text:span text:style-name="T102">D</text:span><text:span text:style-name="T3">ies ist mein Erfahrungsbericht.</text:span></text:p>
      <text:p text:style-name="P69"/>
      <text:p text:style-name="P71"><text:span text:style-name="T3">Es hat alles relativ </text:span><text:span text:style-name="T4">h</text:span><text:span text:style-name="T3">armlos angefangen: ein Kollege hat ein </text:span><text:span text:style-name="T4">n</text:span><text:span text:style-name="T3">eue</text:span><text:span text:style-name="T4">s</text:span><text:span text:style-name="T3"> Smartphone gekauft und ist auf die Idee gekommen eine App für unsere </text:span><text:span text:style-name="T4">j</text:span><text:span text:style-name="T3">ährliche Konferenz zu </text:span><text:span text:style-name="T6">basteln</text:span><text:span text:style-name="T3"> </text:span><text:span text:style-name="T6">(</text:span><text:span text:style-name="T4">Artikel Kaffee-klatsch</text:span><text:span text:style-name="T3">[1]</text:span><text:span text:style-name="T6">)</text:span><text:span text:style-name="T3">. Sein Smartphone ist <text:s/>ein Android und in meine</text:span><text:span text:style-name="T4">r</text:span><text:span text:style-name="T4"> </text:span><text:span text:style-name="T2">Hosent</text:span><text:span text:style-name="T3">asche </text:span><text:span text:style-name="T2">regiert</text:span><text:span text:style-name="T3"> <text:s/></text:span><text:span text:style-name="T4">das </text:span><text:span text:style-name="T3">iPhone: </text:span><text:span text:style-name="T6">Problem!</text:span><text:span text:style-name="T3"> </text:span><text:span text:style-name="T2">W</text:span><text:span text:style-name="T3">ie jede</text:span><text:span text:style-name="T4">r</text:span><text:span text:style-name="T3"> gute</text:span><text:span text:style-name="T3"> „Techie“ habe ich </text:span><text:span text:style-name="T4">mir</text:span><text:span text:style-name="T3"> gedacht „</text:span><text:span text:style-name="T23">so eine App hätte ich auch gerne“, </text:span><text:span text:style-name="T49">und </text:span><text:span text:style-name="T50">wie jede</text:span><text:span text:style-name="T53">r</text:span><text:span text:style-name="T50"> gute</text:span><text:span text:style-name="T49"> Entwickler habe</text:span><text:span text:style-name="T50">n meine </text:span><text:span text:style-name="T53">grauen</text:span><text:span text:style-name="T53"> </text:span><text:span text:style-name="T50">Z</text:span><text:span text:style-name="T49">ellen sofort geantwortet: </text:span><text:span text:style-name="T23">„vielleicht kann ich </text:span><text:span text:style-name="T25">es </text:span><text:span text:style-name="T23">selber schreiben?“</text:span><text:span text:style-name="T49"> … </text:span><text:span text:style-name="T52">so was</text:span><text:span text:style-name="T51"> ist jede</text:span><text:span text:style-name="T53">m</text:span><text:span text:style-name="T51"> von uns schon mal passiert, oder?</text:span></text:p>
      <text:p text:style-name="P72"/>
      <text:p text:style-name="P71"><text:span text:style-name="T4">Außer iPhone, iPad </text:span><text:span text:style-name="T102">&amp;</text:span><text:span text:style-name="T4"> iPod (hum) bin ich l</text:span><text:span text:style-name="T3">eider <text:s/>kein Apple Benutzer</text:span><text:span text:style-name="T4"> </text:span><text:span text:style-name="T3">und habe noch nie die Finger im </text:span><text:span text:style-name="T5">Objective-C</text:span><text:span text:style-name="T3"> reingesteckt. </text:span><text:span text:style-name="T4">Dies ist für i</text:span><text:span text:style-name="T102">OS</text:span><text:span text:style-name="T4"> Entwicklung </text:span><text:span text:style-name="T102">aber </text:span><text:span text:style-name="T4">ein Muss</text:span><text:span text:style-name="T3">. Was ich aber halbwegs </text:span><text:span text:style-name="T6">gut </text:span><text:span text:style-name="T3">kann ist </text:span><text:span text:style-name="T5">Webentwicklung</text:span><text:span text:style-name="T3"> </text:span><text:span text:style-name="T2">und wie </text:span><text:span text:style-name="T121">in der Kaffee-Klatsch</text:span><text:span text:style-name="T2"> [2] schon </text:span><text:span text:style-name="T121">be</text:span><text:span text:style-name="T4">schrieben </text:span><text:span text:style-name="T121">würde</text:span><text:span text:style-name="T2">, ist PhoneGap ein Kinderspiel. Ich habe mich also entschieden </text:span><text:span text:style-name="T3">PhoneGap auszuprobieren </text:span><text:span text:style-name="T2">und so eine App zu schreiben</text:span><text:span text:style-name="T3">!</text:span></text:p>
      <text:p text:style-name="P73">Was soll <text:span text:style-name="T4">sie</text:span> tun?</text:p>
      <text:p text:style-name="P70"><text:span text:style-name="T6">Dieses App sollte </text:span><text:span text:style-name="T4">e</text:span><text:span text:style-name="T6">rstmal <text:s/>die Konferenz unterstützen, Vorträge, Referenten und Zeitplan <text:s/>darstellen. Also <text:s/>ein </text:span><text:span text:style-name="T4">reines</text:span><text:span text:style-name="T6"> Datendarstellungsprogramm. </text:span><text:span text:style-name="T4">Sie</text:span><text:span text:style-name="T6"> sollte „out-of-the-box“ Offline funktionieren aber auch <text:s/>neue Daten holen können. Ein paar andere </text:span><text:soft-page-break/><text:span text:style-name="T6">Features wie Push-Notifications und Twitter </text:span><text:span text:style-name="T6">Unterstützung </text:span><text:span text:style-name="T102">wären</text:span><text:span text:style-name="T6"> noch „</text:span><text:span text:style-name="T102">nice to have“</text:span><text:span text:style-name="T6">. Grundsätzlich </text:span><text:span text:style-name="T4">kein großes Ding.</text:span></text:p>
      <text:p text:style-name="P74">PhoneGap?</text:p>
      <text:p text:style-name="P19"><text:span text:style-name="T5">PhoneGap w</text:span><text:span text:style-name="T4">u</text:span><text:span text:style-name="T5">rde schon i</text:span><text:span text:style-name="T4">m</text:span><text:span text:style-name="T5"> Detail i</text:span><text:span text:style-name="T4">m</text:span><text:span text:style-name="T5"> Kaffee-Klatsch </text:span><text:span text:style-name="T4">vorgestellt</text:span><text:span text:style-name="T5">, ich werde also nicht zu viel darüber </text:span><text:span text:style-name="T4">q</text:span><text:span text:style-name="T5">uatschen. Das wenigstens was man wissen soll</text:span><text:span text:style-name="T4">te:</text:span><text:span text:style-name="T5"> </text:span></text:p>
      <text:p text:style-name="P19"><text:span text:style-name="T7">1. </text:span><text:span text:style-name="T7">E</text:span><text:span text:style-name="T5">s </text:span>ist ein HTML5 <text:span text:style-name="T99">(HTML, Javascript, CSS)</text:span> basierte<text:span text:style-name="T4">r</text:span> Framework um <text:s/><text:span text:style-name="T4">m</text:span>obile Apps zu implementieren. </text:p>
      <text:p text:style-name="P20"><text:span text:style-name="T7">2</text:span><text:span text:style-name="T5">. </text:span><text:span text:style-name="T4">P</text:span>ro Plattform <text:span text:style-name="T99">(iPhone, Android, ...)</text:span>, <text:span text:style-name="T99">bastelt</text:span> <text:span text:style-name="T4">man</text:span> eine <text:span text:style-name="T4">m</text:span>ini<text:span text:style-name="T102">-</text:span><text:span text:style-name="T4">n</text:span>ative Applikation. <text:span text:style-name="T5">D</text:span>iese Native-Applikation starte<text:span text:style-name="T4">t</text:span> <text:span text:style-name="T5">ein</text:span><text:span text:style-name="T4">en</text:span><text:span text:style-name="T5"> WebView </text:span><text:span text:style-name="T4">der</text:span><text:span text:style-name="T5"> <text:s/>als Host für eine </text:span>WebApplikation <text:span text:style-name="T4">dient</text:span>.</text:p>
      <text:p text:style-name="P20"><text:span text:style-name="T7">3</text:span><text:span text:style-name="T5">. Diese WebApplikation </text:span><text:span text:style-name="T99">entwickelt</text:span> <text:span text:style-name="T5">man</text:span> in HTML5 anhand "Standard" Web<text:span text:style-name="T102">-</text:span>Entwicklungstools.<text:span text:style-name="T5"> </text:span><text:span text:style-name="T99">Bis auf feine Unterschiede</text:span> <text:span text:style-name="T5">sollte diese Web</text:span>Applikation nur einmal <text:span text:style-name="T5">geschrieben werden.</text:span></text:p>
      <text:p text:style-name="P20"><text:span text:style-name="T7">4. </text:span><text:span text:style-name="T5">Am Ende der Pipeline bekommt man </text:span>eine Native-App die in jede<text:span text:style-name="T99">m</text:span> AppStore <text:span text:style-name="T99">a</text:span>kzeptiert wird.</text:p>
      <text:p text:style-name="P21"/>
      <text:p text:style-name="P11">Begriff-Salat</text:p>
      <text:p text:style-name="P21"/>
      <text:p text:style-name="P21">Eines müssen wir <text:span text:style-name="T5">aber </text:span><text:span text:style-name="T99">trotzdem</text:span><text:span text:style-name="T5"> </text:span>klären: was <text:span text:style-name="T5">repräsentiert</text:span> "PhoneGap" wirklich.</text:p>
      <text:p text:style-name="P21"/>
      <text:p text:style-name="P22">PhoneGap w<text:span text:style-name="T99">u</text:span>rde 2009 <text:span text:style-name="T99">von</text:span> der Firma Nitobi <text:span text:style-name="T99">entwickelt</text:span>. Kurz danach w<text:span text:style-name="T99">u</text:span>rde es bei Adobe Systems <text:span text:style-name="T121">[</text:span><text:span text:style-name="T124">3</text:span><text:span text:style-name="T121">]</text:span> ge<text:span text:style-name="T102">kauft</text:span> und unter der Apache Foundation gelegt. <text:span text:style-name="T102">Es</text:span> w<text:span text:style-name="T99">u</text:span>rde <text:span text:style-name="T102">dann</text:span> in "Apache Callback" umbenannt was danach "Apache Cordova"[<text:span text:style-name="T124">4</text:span>] geworden ist. Adobe hat aber <text:span text:style-name="T99">den Namen</text:span> "PhoneGap" <text:s/>für sich behalten und produziert <text:span text:style-name="T103">unter diese</text:span><text:span text:style-name="T137">m</text:span><text:span text:style-name="T103"> Name</text:span><text:span text:style-name="T137">n</text:span><text:span text:style-name="T103"> </text:span>ein „<text:span text:style-name="T103">Fork“ von Cordova</text:span> <text:s/><text:span text:style-name="T103">und verkauft ein </text:span>BuildSystem unter <text:span text:style-name="T99">dem</text:span> <text:span text:style-name="T99">N</text:span>ame<text:span text:style-name="T99">n „</text:span>PhoneGap <text:span text:style-name="T103">Build“</text:span> [<text:span text:style-name="T124">5</text:span>]. </text:p>
      <text:p text:style-name="P22"/>
      <text:p text:style-name="P22">PhoneGap ist also ein Oberbegriff für Cordova &amp; PhoneGap was die Suche <text:span text:style-name="T100">im</text:span><text:span text:style-name="T100"> </text:span>Internet natürlich nicht einfacher macht. </text:p>
      <text:p text:style-name="P22"/>
      <text:p text:style-name="P22"><text:span text:style-name="T72">Um das Problem noch weiter zu vertiefen kann man mit </text:span>Telerik's Icenium [<text:span text:style-name="T124">6</text:span>] <text:span text:style-name="T100">in .NET</text:span> arbeiten, was auch Cordova basiert ist. <text:span text:style-name="T72">Da</text:span><text:span text:style-name="T100">zu</text:span> <text:span text:style-name="T100">müsste</text:span> man ggf. <text:span text:style-name="T100">nach </text:span>"PhoneGap", "Cordova" <text:span text:style-name="T7">und</text:span> "Icenium" <text:span text:style-name="T100">im </text:span>Internet <text:span text:style-name="T100">s</text:span>uchen<text:span text:style-name="T56">… </text:span><text:span text:style-name="T59">wie praktisch!</text:span></text:p>
      <text:p text:style-name="P8"/>
      <text:p text:style-name="P24">Naja, für diese<text:span text:style-name="T100">n</text:span> Artikel –<text:span text:style-name="T100"> und auch für viele PhoneGap Entwickler </text:span><text:span text:style-name="T100">–</text:span> <text:span text:style-name="T100">fällt</text:span> es alles <text:span text:style-name="T100">unter </text:span>„PhoneGap“.</text:p>
      <text:p text:style-name="P21"/>
      <text:p text:style-name="P12"><text:soft-page-break/>Unser Beispiel</text:p>
      <text:p text:style-name="P12"/>
      <text:p text:style-name="P9"><text:span text:style-name="T73">In u</text:span>nsere<text:span text:style-name="T100">r</text:span> App geht <text:span text:style-name="T74">es </text:span>um Datendarstellung. <text:span text:style-name="T129">Wir haben circa 100 Vorträge und 60 Referenten. Die App sollte </text:span><text:span text:style-name="T137">den z</text:span><text:span text:style-name="T129">eitliche</text:span><text:span text:style-name="T137">n </text:span><text:span text:style-name="T129">Ablauf darstellen und eine Schlüsselwort Suche auf Vortrags-Inhalte und Referenten-Vita ermöglichen.</text:span></text:p>
      <text:p text:style-name="P9">Die App funktioniert Offline, die Daten sind <text:span text:style-name="T75">relativ</text:span> <text:span text:style-name="T76">f</text:span>est. <text:span text:style-name="T77">Wir</text:span> verwende also keine <text:span text:style-name="T100">K</text:span>amera, Gyroscope, GPS <text:span text:style-name="T78">oder Speicher</text:span><text:span text:style-name="T100">m</text:span><text:span text:style-name="T78">echanismen der </text:span>PhoneGap <text:span text:style-name="T78">API</text:span>.<text:span text:style-name="T78"> </text:span><text:span text:style-name="T100">V</text:span><text:span text:style-name="T78">on PhoneGap werden wir nur </text:span><text:span text:style-name="T100">die</text:span><text:span text:style-name="T78"> </text:span><text:span text:style-name="T100">n</text:span><text:span text:style-name="T78">ative Schale verwenden. Ein</text:span><text:span text:style-name="T100">s</text:span><text:span text:style-name="T78"> bleibt uns aber: der UI-Kampf.</text:span></text:p>
      <text:p text:style-name="P21"/>
      <text:p text:style-name="P13">„Nur“ ein<text:span text:style-name="T8">m</text:span>al <text:span text:style-name="T8">s</text:span>ch<text:span text:style-name="T8">rei</text:span>ben?</text:p>
      <text:p text:style-name="P21"/>
      <text:p text:style-name="P25"><text:span text:style-name="T3">Nicht so lange her hieß; </text:span><text:span text:style-name="T8">Design Styl der Plattform! </text:span><text:span text:style-name="T104">iOS</text:span><text:span text:style-name="T8"> muss nach </text:span><text:span text:style-name="T104">iOS</text:span><text:span text:style-name="T8"> aussehen, Android nach Android...</text:span><text:span text:style-name="T3"> <text:s/>Dies h</text:span><text:span text:style-name="T8">a</text:span><text:span text:style-name="T3">tte als </text:span><text:span text:style-name="T9">Auswirkung</text:span><text:span text:style-name="T8">,</text:span><text:span text:style-name="T3"> <text:s/>dass </text:span><text:span text:style-name="T8">m</text:span><text:span text:style-name="T9">an</text:span><text:span text:style-name="T3"> eine UI </text:span><text:span text:style-name="T8">p</text:span><text:span text:style-name="T3">ro </text:span><text:span text:style-name="T9">Plattform</text:span><text:span text:style-name="T3"> produzieren </text:span><text:span text:style-name="T8">musste</text:span><text:span text:style-name="T3"> ; was PhoneGap <text:s/></text:span><text:span text:style-name="T9">deutlich </text:span><text:span text:style-name="T3">weniger interessant </text:span><text:span text:style-name="T8">ge</text:span><text:span text:style-name="T3">mach</text:span><text:span text:style-name="T8">t hätte</text:span><text:span text:style-name="T3">.</text:span></text:p>
      <text:p text:style-name="P23"/>
      <text:p text:style-name="P25"><text:span text:style-name="T3">Die Trends gehen </text:span><text:span text:style-name="T8">h</text:span><text:span text:style-name="T3">eutzutage mehr </text:span><text:span text:style-name="T9">Richtung</text:span><text:span text:style-name="T3"> "Branding</text:span><text:span text:style-name="T9">-Design</text:span><text:span text:style-name="T3">", </text:span><text:span text:style-name="T9">nämlich</text:span><text:span text:style-name="T3"> ein </text:span><text:span text:style-name="T8">e</text:span><text:span text:style-name="T3">inheitliches <text:s/>Design, </text:span><text:span text:style-name="T8">das</text:span><text:span text:style-name="T3"> Ihre Organisation oder </text:span><text:span text:style-name="T8">das</text:span><text:span text:style-name="T3"> Produkt spiegelt </text:span><text:span text:style-name="T9">und </text:span><text:span text:style-name="T8">w</text:span><text:span text:style-name="T9">eniger nach iOS </text:span><text:span text:style-name="T8">oder </text:span><text:span text:style-name="T9">Android aussieht</text:span><text:span text:style-name="T3">. </text:span></text:p>
      <text:p text:style-name="P23"/>
      <text:p text:style-name="P25"><text:span text:style-name="T3">Natürlich </text:span><text:span text:style-name="T9">muss</text:span><text:span text:style-name="T3"> man sich an manche </text:span><text:span text:style-name="T9">Navigation oder Darstellungs-</text:span><text:span text:style-name="T3">Regeln halten </text:span><text:span text:style-name="T9">aber mit ein bisschen Mühe kann man</text:span><text:span text:style-name="T3"> </text:span><text:span text:style-name="T9">eine </text:span><text:span text:style-name="T8">r</text:span><text:span text:style-name="T9">elativ </text:span><text:span text:style-name="T8">einheitliche</text:span><text:span text:style-name="T9"> UI produzieren und die</text:span><text:span text:style-name="T8">se</text:span><text:span text:style-name="T9"> nur </text:span><text:span text:style-name="T8">einmal</text:span><text:span text:style-name="T9"> </text:span><text:span text:style-name="T8">s</text:span><text:span text:style-name="T9">chreiben.</text:span></text:p>
      <text:p text:style-name="P14"/>
      <text:p text:style-name="P14">Willkommen i<text:span text:style-name="T137">m</text:span> <text:span text:style-name="T130">wild</text:span><text:span text:style-name="T137">en</text:span><text:span text:style-name="T79"> </text:span>West<text:span text:style-name="T130">en</text:span></text:p>
      <text:p text:style-name="P21"/>
      <text:p text:style-name="P25"><text:span text:style-name="T9">Wer PhoneGap </text:span><text:span text:style-name="T8">verwenden </text:span><text:span text:style-name="T10">und mehr als ein</text:span><text:span text:style-name="T8">e</text:span><text:span text:style-name="T10"> Plattform</text:span><text:span text:style-name="T9"> angreifen will, muss </text:span><text:span text:style-name="T8">sich aber darüber klar sein</text:span><text:span text:style-name="T9">: es handelt sich um Web</text:span><text:span text:style-name="T79">-</text:span><text:span text:style-name="T9">Entwicklung mit eine</text:span><text:span text:style-name="T8">r</text:span><text:span text:style-name="T9"> </text:span><text:span text:style-name="T8">u</text:span><text:span text:style-name="T9">nendliche</text:span><text:span text:style-name="T8">n</text:span><text:span text:style-name="T9"> Palette an Ziel Gerät</text:span><text:span text:style-name="T8">en</text:span><text:span text:style-name="T9">. </text:span><text:span text:style-name="T3">Da wo iOS </text:span><text:span text:style-name="T9">Entwickler</text:span><text:span text:style-name="T3"> sich auf </text:span><text:span text:style-name="T10">zwei</text:span><text:span text:style-name="T3"> </text:span><text:span text:style-name="T9">Bildschirmauflösungen</text:span><text:span text:style-name="T3"> und eine Handvoll </text:span><text:span text:style-name="T9">G</text:span><text:span text:style-name="T3">erät </text:span><text:span text:style-name="T8">k</text:span><text:span text:style-name="T3">onzentrieren können, landet man mit PhoneGap i</text:span><text:span text:style-name="T8">m</text:span><text:span text:style-name="T3"> Mobile</text:span><text:span text:style-name="T8">n</text:span><text:span text:style-name="T3">D</text:span><text:span text:style-name="T9">s</text:span><text:span text:style-name="T3">chungel was massive Design </text:span><text:span text:style-name="T9">A</text:span><text:span text:style-name="T3">uswirkungen </text:span><text:span text:style-name="T9">hat</text:span><text:span text:style-name="T3">. Ohne „Responsive Framework“ empfehle ich </text:span><text:span text:style-name="T9">zum Beispiel gar </text:span><text:span text:style-name="T3">nicht </text:span><text:span text:style-name="T8">erst </text:span><text:span text:style-name="T3">zu </text:span><text:span text:style-name="T9">starten</text:span><text:span text:style-name="T3">. </text:span><text:span text:style-name="T104">Ohne UI-Framework m</text:span><text:span text:style-name="T137">ü</text:span><text:span text:style-name="T104">sst ihr die Browserunterschiede selb</text:span><text:span text:style-name="T137">st</text:span><text:span text:style-name="T104"> glatt </text:span><text:span text:style-name="T137">b</text:span><text:span text:style-name="T104">ügeln, was weder </text:span><text:span text:style-name="T137">l</text:span><text:span text:style-name="T104">ustig noch einfach ist.</text:span></text:p>
      <text:p text:style-name="P23"/>
      <text:p text:style-name="P27">Neben der Bildschirmauflösung hat man <text:span text:style-name="T8">auch </text:span>mit unterschiedliche<text:span text:style-name="T8">n</text:span>Prozess-Kapazität<text:span text:style-name="T8">en</text:span> <text:span text:style-name="T8">zu tun</text:span>, was <text:span text:style-name="T8">auf </text:span><text:s/>Performances <text:span text:style-name="T8">und Usability starke Auswirkungen hat.</text:span></text:p>
      <text:p text:style-name="P27"><text:soft-page-break/></text:p>
      <text:p text:style-name="P28">Natürlich sind die Native-Container Applikationen auch zu „tweaken“ um ein einheitliches <text:span text:style-name="T8">D</text:span>esign zu erreichen. Und noch weiter, die Browsers (die der WebView hosten) <text:span text:style-name="T8">der</text:span> verschiedene<text:span text:style-name="T8">n</text:span> Plattformen haben kleine aber <text:span text:style-name="T8">f</text:span>eine Unterschiede die <text:span text:style-name="T137">uns</text:span> <text:span text:style-name="T137">t</text:span><text:span text:style-name="T105">rotzt PhoneGap API </text:span><text:s/>das Leben schwer machen wollen...</text:p>
      <text:p text:style-name="P28"/>
      <text:p text:style-name="P28">Wie gesagt, de<text:span text:style-name="T8">r</text:span> <text:span text:style-name="T137">wilde Westen</text:span>.</text:p>
      <text:p text:style-name="P21"/>
      <text:p text:style-name="P14">UI Framework</text:p>
      <text:p text:style-name="P26"/>
      <text:p text:style-name="P29"><text:span text:style-name="T9">Weil es so viele </text:span><text:span text:style-name="T8">Unbekannte</text:span><text:span text:style-name="T9"> i</text:span><text:span text:style-name="T8">m</text:span><text:span text:style-name="T9"> Projekt gab </text:span><text:span text:style-name="T112">(z.B. </text:span><text:span text:style-name="T137">die </text:span><text:span text:style-name="T112">Anzahl an </text:span><text:span text:style-name="T137">A</text:span><text:span text:style-name="T112">bend</text:span><text:span text:style-name="T131">e</text:span><text:span text:style-name="T137">n</text:span><text:span text:style-name="T131"> </text:span><text:span text:style-name="T112">d</text:span><text:span text:style-name="T137">ie </text:span><text:span text:style-name="T112">ich</text:span><text:span text:style-name="T131"> </text:span><text:span text:style-name="T112">investieren kann)</text:span><text:span text:style-name="T9"> habe ich </text:span><text:span text:style-name="T8">mir</text:span><text:span text:style-name="T9"> von Anfang an nur </text:span><text:span text:style-name="T8">m</text:span><text:span text:style-name="T9">obile Gerät als Ziel</text:span><text:span text:style-name="T8">p</text:span><text:span text:style-name="T9">lattform gesetzt </text:span><text:span text:style-name="T106">- </text:span><text:span text:style-name="T9">und zwar nur Handys, nicht mal Tablets </text:span><text:span text:style-name="T106">-</text:span><text:span text:style-name="T9"> </text:span><text:span text:style-name="T106">und</text:span><text:span text:style-name="T9"> </text:span><text:span text:style-name="T8">als </text:span><text:span text:style-name="T57">Standard: iPhone Größe.</text:span><text:span text:style-name="T10"> </text:span><text:span text:style-name="T9"><text:s/>Ich habe mich also gegen eine </text:span><text:span text:style-name="T8">v</text:span><text:span text:style-name="T9">oll </text:span><text:span text:style-name="T13">R</text:span><text:span text:style-name="T9">esponsive Lösung </text:span><text:span text:style-name="T132">a-la-Bootstrap [7]</text:span><text:span text:style-name="T9"> entschieden und </text:span><text:span text:style-name="T134">für ein</text:span><text:span text:style-name="T137">en</text:span><text:span text:style-name="T134"> UI-Framework der die Browser-Unterschiede möglich </text:span><text:span text:style-name="T137">vollständig</text:span><text:span text:style-name="T134"> abdecken </text:span><text:span text:style-name="T137">kann</text:span><text:span text:style-name="T134">.</text:span></text:p>
      <text:p text:style-name="P60"/>
      <text:p text:style-name="P61"><text:span text:style-name="T141">JQueryMobile (JQM) [8] wird </text:span><text:span text:style-name="T142">als sehr einfache Möglichkeit gesehen Mobile Webseiten zu bauen </text:span><text:span text:style-name="T136">(ein Artikel darüber </text:span>gab es <text:span text:style-name="T136">auch </text:span>i<text:span text:style-name="T137">m</text:span> Kaffee-Klatsch [9]<text:span text:style-name="T136">).</text:span></text:p>
      <text:p text:style-name="P62"><text:span text:style-name="T142">Ein bisschen </text:span><text:span text:style-name="T135">Erfahrung mit JQM hatte ich schon gesammelt</text:span><text:span text:style-name="T134">, ich habe mich also entschieden damit an</text:span><text:span text:style-name="T137">zu</text:span><text:span text:style-name="T134">fangen und</text:span><text:span text:style-name="T70"> </text:span><text:span text:style-name="T9">relativ schnell </text:span><text:span text:style-name="T134">m</text:span><text:span text:style-name="T9">eine erste Version </text:span><text:span text:style-name="T134">gebaut.</text:span></text:p>
      <text:p text:style-name="P27"/>
      <text:p text:style-name="P30"><text:span text:style-name="T9">Diese </text:span><text:span text:style-name="T13">e</text:span><text:span text:style-name="T9">rste Version habe</text:span><text:span text:style-name="T11"> </text:span><text:span text:style-name="T106">ich</text:span><text:span text:style-name="T9"> 100% auf Desktop </text:span><text:span text:style-name="T10">Rechner</text:span><text:span text:style-name="T9"> gebaut, in Chrome, mit </text:span><text:span text:style-name="T13">Hilfe von</text:span><text:span text:style-name="T9"> Plugin</text:span><text:span text:style-name="T82">s </text:span><text:span text:style-name="T9">wie</text:span><text:span text:style-name="T70"> <text:s/>„Ripple Emulator“ [</text:span><text:span text:style-name="T133">10</text:span><text:span text:style-name="T70">]</text:span><text:span text:style-name="T9"> </text:span><text:span text:style-name="T70">oder </text:span><text:span text:style-name="T9">„Mobile/RDW Tester“ </text:span><text:span text:style-name="T70">[</text:span><text:span text:style-name="T122">1</text:span><text:span text:style-name="T133">1</text:span><text:span text:style-name="T70">] </text:span><text:span text:style-name="T82">die automatisch die Größe </text:span><text:span text:style-name="T13">des</text:span><text:span text:style-name="T82"> Browser-Fenster</text:span><text:span text:style-name="T13">s</text:span><text:span text:style-name="T82"> an </text:span><text:span text:style-name="T13">das</text:span><text:span text:style-name="T82"> Gerät anpassen</text:span><text:span text:style-name="T70">. </text:span><text:span text:style-name="T71">Alles ging gut, es war schnell und schön. </text:span><text:span text:style-name="T12">Obwohl </text:span><text:span text:style-name="T106">ich</text:span><text:span text:style-name="T12"> eine </text:span><text:span text:style-name="T106">schöne</text:span><text:span text:style-name="T12"> SinglePage Applikation gebaut hatte, </text:span><text:span text:style-name="T14">waren </text:span><text:span text:style-name="T12">die </text:span><text:span text:style-name="T106">Architekturellen</text:span><text:span text:style-name="T14"> Teile schön getrennt, die Javascript Seite klar und übersichtlich</text:span><text:span text:style-name="T10">. Die Transitionen waren chic und </text:span><text:span text:style-name="T13">das</text:span><text:span text:style-name="T10"> Design </text:span><text:span text:style-name="T15">echt gut </text:span><text:span text:style-name="T10">für ein</text:span><text:span text:style-name="T13">en e</text:span><text:span text:style-name="T10">rste</text:span><text:span text:style-name="T13">n</text:span><text:span text:style-name="T10"> </text:span><text:span text:style-name="T20">Entwurf.</text:span><text:span text:style-name="T71"> </text:span><text:span text:style-name="T13">Dafür</text:span><text:span text:style-name="T15"> ha</text:span><text:span text:style-name="T106">be</text:span><text:span text:style-name="T16"> </text:span><text:span text:style-name="T106">ich</text:span><text:span text:style-name="T16"> </text:span><text:span text:style-name="T13">auch Nächte</text:span><text:span text:style-name="T15"> lang a</text:span><text:span text:style-name="T13">m</text:span><text:span text:style-name="T15"> Design geschraubt.</text:span><text:span text:style-name="T13"> </text:span><text:span text:style-name="T106">D</text:span><text:span text:style-name="T13">er</text:span><text:span text:style-name="T14"> </text:span><text:span text:style-name="T15">Realitätstest</text:span><text:span text:style-name="T13"> hat sich daher etwas </text:span><text:span text:style-name="T14">verzöger</text:span><text:span text:style-name="T13">t</text:span><text:span text:style-name="T15">.</text:span></text:p>
      <text:p text:style-name="P28"/>
      <text:p text:style-name="P31"><text:span text:style-name="T15">Irgendwann ist aber </text:span><text:span text:style-name="T13">t</text:span><text:span text:style-name="T15">rotzdem die Realität aufgetaucht: </text:span><text:span text:style-name="T17"><text:s/></text:span><text:span text:style-name="T106">ich</text:span><text:span text:style-name="T71"> </text:span><text:span text:style-name="T13">habe </text:span><text:span text:style-name="T71">versucht </text:span><text:span text:style-name="T17">die</text:span><text:span text:style-name="T71"> App auf </text:span><text:span text:style-name="T13">die </text:span><text:span text:style-name="T15">Zielgeräte </text:span><text:span text:style-name="T71">auszurollen. Das </text:span><text:span text:style-name="T13">e</text:span><text:span text:style-name="T15">rste </text:span><text:span text:style-name="T71">Handy </text:span><text:span text:style-name="T10">war</text:span><text:span text:style-name="T71"> </text:span><text:span text:style-name="T13">a</text:span><text:span text:style-name="T71">lt, l</text:span><text:span text:style-name="T10">ief</text:span><text:span text:style-name="T71"> mit Android 2.3... und meine App war </text:span><text:span text:style-name="T13">u</text:span><text:span text:style-name="T71">nbedienbar. </text:span><text:span text:style-name="T80">Ganz verzweifelt habe ich es </text:span><text:span text:style-name="T15">auch </text:span><text:span text:style-name="T80">auf ein</text:span><text:span text:style-name="T13">em</text:span><text:span text:style-name="T80"> Entry-Level </text:span><text:soft-page-break/><text:span text:style-name="T80">Windows Phone 8 Handy ausgerollt... mit </text:span><text:span text:style-name="T15">etwas bessere</text:span><text:span text:style-name="T13">m</text:span><text:span text:style-name="T15"> aber trotzdem </text:span><text:span text:style-name="T13">ä</text:span><text:span text:style-name="T80">hnliche</text:span><text:span text:style-name="T13">m</text:span><text:span text:style-name="T80"> Ergebnisse.</text:span></text:p>
      <text:p text:style-name="P32"/>
      <text:p text:style-name="P33"><text:span text:style-name="T106">Ich</text:span> hatte PhoneGap als „<text:span text:style-name="T20">Nicht-Blitz-Schnell</text:span>“ erwartet, aber so langsam auch nicht. Da hatte<text:span text:style-name="T18"> </text:span><text:span text:style-name="T106">ich</text:span> sicherlich was falsch gemacht.</text:p>
      <text:p text:style-name="P38"/>
      <text:p text:style-name="P15">Zurück zum DesignBoard</text:p>
      <text:p text:style-name="P2"/>
      <text:p text:style-name="P41"><text:span text:style-name="T80">Ein paar Abend lang habe</text:span><text:span text:style-name="T19"> </text:span><text:span text:style-name="T106">ich</text:span><text:span text:style-name="T80"> </text:span><text:span text:style-name="T13">im </text:span><text:span text:style-name="T80">Internet </text:span><text:span text:style-name="T13">nach</text:span><text:span text:style-name="T80"> Erfahrung</text:span><text:span text:style-name="T13">en</text:span><text:span text:style-name="T80"> andere</text:span><text:span text:style-name="T13">r </text:span><text:span text:style-name="T80">Entwickler </text:span><text:span text:style-name="T13">gesucht</text:span><text:span text:style-name="T80">. E</text:span><text:span text:style-name="T71">s gibt ungefähr so viele Ahnungen wie Autoren und es geht von </text:span><text:span text:style-name="T24">„PhoneGap mit JQM? Nie und Niemals“</text:span><text:span text:style-name="T71"> </text:span><text:span text:style-name="T13">bis </text:span><text:span text:style-name="T71">zu </text:span><text:span text:style-name="T24">„PhoneGap mit JQM, geil wenn man weiß wie“</text:span><text:span text:style-name="T27"> (wie verraten sie allerdings nicht so richtig)</text:span><text:span text:style-name="T71">. </text:span></text:p>
      <text:p text:style-name="P39"/>
      <text:p text:style-name="P40"><text:span text:style-name="T106">Mehrere Optionen hatte ich zu</text:span><text:span text:style-name="T137">r</text:span><text:span text:style-name="T106"> Auswahl:</text:span></text:p>
      <text:list xml:id="list3713060499568466586" text:style-name="L1">
        <text:list-item>
          <text:p text:style-name="P77">Mit JQM und diese<text:span text:style-name="T137">m</text:span> Design auf Performance Jagt gehen <text:span text:style-name="T125">und ggf. verschiedene </text:span><text:span text:style-name="T137">UI-</text:span><text:span text:style-name="T125">Teile der Anwendung selb</text:span><text:span text:style-name="T137">st</text:span><text:span text:style-name="T125"> implementieren</text:span></text:p>
        </text:list-item>
        <text:list-item>
          <text:p text:style-name="P78"><text:span text:style-name="T137">Bei</text:span><text:span text:style-name="T106"> JQM bleiben aber ein </text:span><text:span text:style-name="T55">Performanter</text:span><text:span text:style-name="T106"> Design </text:span><text:span text:style-name="T55">entwickeln</text:span></text:p>
        </text:list-item>
        <text:list-item>
          <text:p text:style-name="P78"><text:span text:style-name="T106">Einen Neuen UI-Framework suchen </text:span><text:span text:style-name="T125">oder ggf. ohne UI-Framework probieren</text:span></text:p>
        </text:list-item>
        <text:list-item>
          <text:p text:style-name="P79">Framework und <text:span text:style-name="T137">D</text:span>esign wechseln</text:p>
        </text:list-item>
        <text:list-item>
          <text:p text:style-name="P80">PhoneGap aufgeben</text:p>
        </text:list-item>
      </text:list>
      <text:p text:style-name="P39"/>
      <text:p text:style-name="P42">Ich habe mich also auf Performance Jagt gemacht.</text:p>
      <text:p text:style-name="P33"/>
      <text:p text:style-name="P16"><text:span text:style-name="T13">Schlüsselwort</text:span><text:span text:style-name="T81"> „</text:span>Beschleunigen“</text:p>
      <text:p text:style-name="P33"/>
      <text:p text:style-name="P33">Wenn ihr <text:span text:style-name="T13">nach</text:span>„JQueryMobile Performance“ auf Google sucht sind mehr als 50% der Treffer mit PhoneGap verbunden ; <text:span text:style-name="T20">und </text:span><text:span text:style-name="T13">dies</text:span><text:span text:style-name="T20"> ist kein Wunder. Viele Entwickler haben </text:span><text:span text:style-name="T13">dieselbe</text:span><text:span text:style-name="T20"> Erfahrung wie </text:span><text:span text:style-name="T55">ich</text:span><text:span text:style-name="T20"> gesammelt: HTML5 „wie immer“ </text:span><text:span text:style-name="T83">programmiert</text:span><text:span text:style-name="T20"> gebastelt, weit entfernt von </text:span><text:span text:style-name="T13">m</text:span><text:span text:style-name="T20">obile</text:span><text:span text:style-name="T13">n </text:span><text:span text:style-name="T20">Geräte</text:span><text:span text:style-name="T13">n </text:span><text:span text:style-name="T20">gearbeitet und sich danach wundern warum das ganze </text:span><text:span text:style-name="T13">eine </text:span><text:span text:style-name="T20">schlechte Performance hat.</text:span></text:p>
      <text:p text:style-name="P44"/>
      <text:p text:style-name="P34"><text:span text:style-name="T20">Hier sind alle Tricks </text:span><text:span text:style-name="T13">die</text:span><text:span text:style-name="T20"> </text:span><text:span text:style-name="T55">ich</text:span><text:span text:style-name="T20"> bisher im Einsatz </text:span><text:span text:style-name="T13">gefunden</text:span><text:span text:style-name="T20"> habe um </text:span><text:span text:style-name="T55">meine</text:span><text:span text:style-name="T20"> App zu beschleunigen ; </text:span><text:span text:style-name="T84">und </text:span><text:span text:style-name="T13">der</text:span><text:span text:style-name="T84"> „nullte“ Tip </text:span><text:span text:style-name="T21">wäre</text:span><text:span text:style-name="T84">: von Tag Eins </text:span><text:span text:style-name="T13">an </text:span><text:span text:style-name="T84">auf Zielgeräte</text:span><text:span text:style-name="T13">n testen</text:span><text:span text:style-name="T84">!</text:span></text:p>
      <text:p text:style-name="P44"/>
      <text:p text:style-name="P45">1. DOM Größe</text:p>
      <text:p text:style-name="P44"/>
      <text:p text:style-name="P35"><text:span text:style-name="T21">Das größte Problem mit JQuery &amp; JQueryMobile wird </text:span><text:span text:style-name="T13">die</text:span><text:span text:style-name="T21"> DOM Größe sein. Wenn ihr mit JQM z.B. eine ListView baut, produziert JQM für jede „li“ Tag eine Vier-Stufige „</text:span><text:span text:style-name="T81">li/div/div/a“ </text:span><text:span text:style-name="T21">Struktur. Mit etwas mehr Inhalt sind </text:span><text:span text:style-name="T55">meine</text:span><text:span text:style-name="T21"> List-Elemente schnell 6 oder 7 </text:span><text:span text:style-name="T13">s</text:span><text:span text:style-name="T21">tufig geworden mit insgesamt 15 bis 20 Elemente</text:span><text:span text:style-name="T13">n</text:span><text:span text:style-name="T21">. Das für </text:span><text:soft-page-break/><text:span text:style-name="T21">mehr als 100 Vorträge f</text:span><text:span text:style-name="T13">ä</text:span><text:span text:style-name="T21">ngt an eine </text:span><text:span text:style-name="T13">s</text:span><text:span text:style-name="T21">chöne Menge zu sein.</text:span></text:p>
      <text:p text:style-name="P45"/>
      <text:p text:style-name="P36"><text:span text:style-name="T21">Es ist kritisch diese Menge im Kopf zu behalten und </text:span><text:span text:style-name="T13">zu </text:span><text:span text:style-name="T21">versuchen </text:span><text:span text:style-name="T13">sie</text:span><text:span text:style-name="T21"> unter Kontrolle zu halten. </text:span><text:span text:style-name="T22">„Ist es wirklich nötig dies Information im DOM zu haben oder k</text:span><text:span text:style-name="T28">ann</text:span><text:span text:style-name="T22"> </text:span><text:span text:style-name="T28">ich</text:span><text:span text:style-name="T22"> </text:span><text:span text:style-name="T27">sie</text:span><text:span text:style-name="T22"> „bei bedarf“ nachladen?“</text:span><text:span text:style-name="T21"> ist z.B. eine Frage </text:span><text:span text:style-name="T13">die</text:span><text:span text:style-name="T21"> </text:span><text:span text:style-name="T55">ich mir</text:span><text:span text:style-name="T21"> dann häufig fragen </text:span><text:span text:style-name="T13">musste</text:span><text:span text:style-name="T21">.</text:span></text:p>
      <text:p text:style-name="P45"/>
      <text:p text:style-name="P37"><text:span text:style-name="T94">Obwohl JQM erlaubt mehrere „Seiten“ innerhalb eine</text:span><text:span text:style-name="T13">r</text:span><text:span text:style-name="T94"> HTML Seite zu definieren ist es nicht empfohlen. Der DOM wird dennoch größer und umso komplexer zu navigieren </text:span><text:span text:style-name="T95">(für Caching &amp; Prefetching Tips, siehe </text:span><text:span text:style-name="T13">unten </text:span><text:span text:style-name="T95">Punkt </text:span><text:span text:style-name="T13">vier</text:span><text:span text:style-name="T95"> )</text:span><text:span text:style-name="T94">.</text:span></text:p>
      <text:p text:style-name="P45"/>
      <text:p text:style-name="P35"><text:span text:style-name="T13">Die</text:span><text:span text:style-name="T96"> Größe des DOMs is</text:span><text:span text:style-name="T21">t natürlich allein nicht DAS Problem. Wird aber im Kombination mit Punkt zwei etwas kritischer.</text:span></text:p>
      <text:p text:style-name="P45"/>
      <text:p text:style-name="P35"><text:span text:style-name="T21">2. JQuery Sele</text:span><text:span text:style-name="T31">k</text:span><text:span text:style-name="T21">tor</text:span><text:span text:style-name="T31">en</text:span></text:p>
      <text:p text:style-name="P45"/>
      <text:p text:style-name="P45">Dies ist wieder kein PhoneGap / JQM Problem per se. Es liege eher un<text:span text:style-name="T13">t</text:span>er <text:span text:style-name="T13">den</text:span> Javascript „Best Practice“.</text:p>
      <text:p text:style-name="P45"/>
      <text:p text:style-name="P35"><text:span text:style-name="T31">Es wird für viele </text:span><text:span text:style-name="T13">d</text:span><text:span text:style-name="T31">oof klingen, aber wie oft habe </text:span><text:span text:style-name="T55">ich</text:span><text:span text:style-name="T31"> JS Funktionen </text:span><text:span text:style-name="T85">geschrieben ohne de</text:span><text:span text:style-name="T13">n</text:span><text:span text:style-name="T85"> </text:span><text:span text:style-name="T13">g</text:span><text:span text:style-name="T85">anze</text:span><text:span text:style-name="T13">n </text:span><text:span text:style-name="T85">Scope nachzuschauen und am ende gemerkt das </text:span><text:span text:style-name="T21">JQuery Selektoren </text:span><text:span text:style-name="T85">immer </text:span><text:span text:style-name="T31">wieder </text:span><text:span text:style-name="T85">aufgerufen w</text:span><text:span text:style-name="T13">u</text:span><text:span text:style-name="T85">rden. </text:span><text:span text:style-name="T31">JQuery Selektoren </text:span><text:span text:style-name="T21">sind </text:span><text:span text:style-name="T13">t</text:span><text:span text:style-name="T21">euer. </text:span><text:span text:style-name="T13">Man sollte sie besser speichern und wiederverwenden.</text:span><text:span text:style-name="T31"> Immer. </text:span></text:p>
      <text:p text:style-name="P46"/>
      <text:p text:style-name="P47">JQuery Selektoren können <text:span text:style-name="T101">auf verschiedene Arten</text:span> geschrieben werden mit unterschiedliche<text:span text:style-name="T101">n</text:span> Performance Effekten:</text:p>
      <text:p text:style-name="P48"><text:span text:style-name="T60">- JQuery Id Selektoren verwenden direkt die Native Browser Methode </text:span><text:span text:style-name="T88">getElementByID()</text:span><text:span text:style-name="T89"> was natürlich am </text:span><text:span text:style-name="T90">e</text:span><text:span text:style-name="T89">ffizienteste</text:span><text:span text:style-name="T90">n</text:span><text:span text:style-name="T89"> ist</text:span><text:span text:style-name="T60">.</text:span></text:p>
      <text:p text:style-name="P48"><text:span text:style-name="T86">- Um die Suche nach eine</text:span><text:span text:style-name="T101">m</text:span><text:span text:style-name="T86"> Element zu beschränken können wir ein Context einsetzen. Es l</text:span><text:span text:style-name="T101">o</text:span><text:span text:style-name="T86">hnt sich nicht über den gesamtes DOM </text:span><text:span text:style-name="T101">nach</text:span><text:span text:style-name="T86"> eine</text:span><text:span text:style-name="T101">m</text:span><text:span text:style-name="T86"> Element zu suchen wenn wir schon „ungefähr“ wissen wo es liegen soll. </text:span><text:span text:style-name="T60">I</text:span><text:span text:style-name="T61">m </text:span><text:span text:style-name="T62">F</text:span><text:span text:style-name="T60">all</text:span><text:span text:style-name="T62">e </text:span><text:span text:style-name="T60">von z.B. mehrere</text:span><text:span text:style-name="T62">n</text:span><text:span text:style-name="T60">„spans“ in einen „div“ können wir </text:span><text:span text:style-name="T62">entweder</text:span><text:span text:style-name="T60"> </text:span><text:span text:style-name="T63">$('#divId span')</text:span><text:span text:style-name="T60"> oder </text:span><text:span text:style-name="T63">$('span', '#divId')</text:span><text:span text:style-name="T60"> verwenden.</text:span></text:p>
      <text:p text:style-name="P48"><text:span text:style-name="T60">- Selektoren mit „Context“ </text:span><text:span text:style-name="T62">werden</text:span><text:span text:style-name="T60"> bei JQM von rechts nach links abgearbeitet. </text:span><text:span text:style-name="T62">Im</text:span><text:span text:style-name="T60"> </text:span><text:span text:style-name="T62">o</text:span><text:span text:style-name="T60">beren Beispiel ist es also </text:span><text:span text:style-name="T62">b</text:span><text:span text:style-name="T60">esser die </text:span><text:span text:style-name="T63">$('span', '#divId')</text:span><text:span text:style-name="T60"> Variante zu verwenden. Im </text:span><text:span text:style-name="T60">Hintergrund wandelt JQM diese </text:span><text:span text:style-name="T62">V</text:span><text:span text:style-name="T60">ariante in einen </text:span><text:span text:style-name="T63">$('#divId').find('span') </text:span><text:span text:style-name="T65">um, </text:span><text:span text:style-name="T60">wir können also direkt diese </text:span><text:soft-page-break/><text:span text:style-name="T60">Variante verwenden und uns noch ein bisschen Zeit Sparen.</text:span></text:p>
      <text:p text:style-name="P5"/>
      <text:p text:style-name="P5"><text:span text:style-name="T93">3. </text:span>onClick Verzögerung</text:p>
      <text:p text:style-name="P45"/>
      <text:p text:style-name="P49"><text:span text:style-name="T47">Um „Gest</text:span><text:span text:style-name="T98">e</text:span><text:span text:style-name="T101">n“</text:span><text:span text:style-name="T47"> zu erlauben wird </text:span><text:span text:style-name="T101">künstlich </text:span><text:span text:style-name="T47">ein</text:span><text:span text:style-name="T101">e</text:span><text:span text:style-name="T47"> </text:span><text:span text:style-name="T101">Verzögerung von </text:span><text:span text:style-name="T47">c.a. 300ms auf das onClick() </text:span><text:span text:style-name="T98">E</text:span><text:span text:style-name="T47">vent <text:s/>gebaut. In </text:span><text:span text:style-name="T101">den m</text:span><text:span text:style-name="T47">eisten Fälle</text:span><text:span text:style-name="T101">n </text:span><text:span text:style-name="T47">braucht man es nicht und könnte </text:span><text:span text:style-name="T101">so</text:span><text:span text:style-name="T47"> viel „Responsiveness“ gewinnen. </text:span></text:p>
      <text:p text:style-name="P50"/>
      <text:p text:style-name="P50">Eine Lösung ist da<text:span text:style-name="T101">s</text:span> „Tap“ Event, oder eine Javascript Bibliothek wie FastClick [<text:span text:style-name="T123">1</text:span><text:span text:style-name="T133">2</text:span>].</text:p>
      <text:p text:style-name="P51"/>
      <text:p text:style-name="P4">4. Page Prefetching / Caching</text:p>
      <text:p text:style-name="P10"/>
      <text:p text:style-name="P1"><text:span text:style-name="T34">JQM erlaubt </text:span><text:span text:style-name="T33">uns Seiten zu Cachen, was in unserem Fall wo die Daten sich selten </text:span><text:span text:style-name="T35">ä</text:span><text:span text:style-name="T33">ndern, wirklich Sinn macht. Dies kann am div-Element Level via</text:span><text:span text:style-name="T36">“data-dom-cache=true“</text:span><text:span text:style-name="T33">, direkt als Globale Einstellung via </text:span><text:span text:style-name="T36">„$.mobile.page.prototype.options.domCache = true“</text:span><text:span text:style-name="T33"> oder via Javascript </text:span><text:span text:style-name="T36">„</text:span><text:span text:style-name="Source_20_Text"><text:span text:style-name="Variable"><text:span text:style-name="T87">pageContainerElement</text:span></text:span></text:span><text:span text:style-name="Source_20_Text"><text:span text:style-name="T87">.page({ domCache: true });“</text:span></text:span></text:p>
      <text:p text:style-name="P6"><text:s/>eingestellt werden.</text:p>
      <text:p text:style-name="P7"/>
      <text:p text:style-name="P3"><text:span text:style-name="T101">Im </text:span><text:span text:style-name="T97">Fall von </text:span><text:span text:style-name="T101">m</text:span><text:span text:style-name="T97">ehrere</text:span><text:span text:style-name="T101">n</text:span><text:span text:style-name="T97">HTML Seiten kann man via der Tag </text:span><text:span text:style-name="T26">„data-prefetch“</text:span><text:span text:style-name="T48"> Seiten im Hintergrund laden. </text:span><text:span text:style-name="T54">Bei m</text:span><text:span text:style-name="T48">obile</text:span><text:span text:style-name="T54">n</text:span><text:span text:style-name="T48">Webseite würde es Bandwidth brauchen, aber in unsere</text:span><text:span text:style-name="T54">r</text:span><text:span text:style-name="T48"> Offline-App ist es natürlich ganz praktisch.</text:span></text:p>
      <text:p text:style-name="P49"/>
      <text:p text:style-name="P52">5. Asynchron DOM Refresh</text:p>
      <text:p text:style-name="P52"/>
      <text:p text:style-name="P53"><text:span text:style-name="T109">Eins, habe ich festgestellt, ist „sehr teuer“: </text:span><text:span text:style-name="T137">den</text:span><text:span text:style-name="T109"> DOM </text:span><text:span text:style-name="T137">d</text:span><text:span text:style-name="T109">ynamisch befüllen/manipulieren und auffrischen. Wenn man z.B. Elemente in eine</text:span><text:span text:style-name="T137">r</text:span><text:span text:style-name="T109"> </text:span><text:span text:style-name="T30">CollapsibleSet</text:span><text:span text:style-name="T109"> </text:span><text:span text:style-name="T143">(eine Liste wo jedes Element ein Klappbares Inhalt besitzt) </text:span><text:span text:style-name="T109">hinzufügt, sollte man dann etwas wie </text:span><text:span text:style-name="T29">„my</text:span><text:span text:style-name="T30">Set</text:span><text:span text:style-name="T29">.</text:span><text:span text:style-name="T30">trigger('create')</text:span><text:span text:style-name="T29">“</text:span><text:span text:style-name="T109"> aufrufen so da</text:span><text:span text:style-name="T137">s</text:span><text:span text:style-name="T109">s d</text:span><text:span text:style-name="T143">er Set</text:span><text:span text:style-name="T109"> neu gemalt wird. Meine 100 Elemente </text:span><text:span text:style-name="T143">Set</text:span><text:span text:style-name="T109"> vollständig </text:span><text:span text:style-name="T113">dargestellt zu kriegen</text:span><text:span text:style-name="T109"> hat auf den Geräten bis zu 15 Sekunden gedauert.</text:span></text:p>
      <text:p text:style-name="P52"/>
      <text:p text:style-name="P54"><text:span text:style-name="T109">Die </text:span><text:span text:style-name="T137">b</text:span><text:span text:style-name="T109">este Lösung </text:span><text:span text:style-name="T137">die </text:span><text:span text:style-name="T109">ich dafür gefunden habe ist eine </text:span><text:span text:style-name="T137">a</text:span><text:span text:style-name="T109">synchrone Ladung </text:span><text:span text:style-name="T110">von </text:span><text:span text:style-name="T137">e</text:span><text:span text:style-name="T110">inzel</text:span><text:span text:style-name="T137">nen</text:span><text:span text:style-name="T110"> Elemente</text:span><text:span text:style-name="T137">n </text:span><text:span text:style-name="T110">(oder bis zu zehn </text:span><text:span text:style-name="T137">auf einmal</text:span><text:span text:style-name="T110">)</text:span><text:span text:style-name="T109">. </text:span><text:span text:style-name="T111">Das lässt sich in Javascript </text:span><text:span text:style-name="T66">gut </text:span><text:span text:style-name="T140">anhand ei</text:span><text:span text:style-name="T66">n</text:span><text:span text:style-name="T67">er</text:span><text:span text:style-name="T66"> </text:span><text:span text:style-name="T64">„self.setInterval()“</text:span><text:span text:style-name="T66"> Funktion machen. </text:span><text:span text:style-name="T69">Der</text:span><text:span text:style-name="T66"> </text:span><text:span text:style-name="T69">Set</text:span><text:span text:style-name="T66"> ist nicht sofort vollständig befüllt, der Bildschirm aber schon. </text:span><text:span text:style-name="T68">I</text:span><text:span text:style-name="T66">n meinem Fall ging es trotzdem schnell genug, </text:span><text:span text:style-name="T67">so</text:span><text:span text:style-name="T66">das</text:span><text:span text:style-name="T67">s </text:span><text:span text:style-name="T68">es </text:span><text:span text:style-name="T66">der Anwender mit ein</text:span><text:span text:style-name="T68">em</text:span><text:span text:style-name="T66"> schnelle</text:span><text:span text:style-name="T68">n</text:span><text:span text:style-name="T66">-</text:span><text:soft-page-break/><text:span text:style-name="T68">S</text:span><text:span text:style-name="T66">crollen </text:span><text:span text:style-name="T68">nicht</text:span><text:span text:style-name="T66"> überholen k</text:span><text:span text:style-name="T68">o</text:span><text:span text:style-name="T66">nnte. </text:span><text:span text:style-name="T68">Somit ist es</text:span><text:span text:style-name="T66"> für </text:span><text:span text:style-name="T68">den</text:span><text:span text:style-name="T66"> Anwender genug.</text:span></text:p>
      <text:p text:style-name="P81"/>
      <text:p text:style-name="P17">Bittere<text:span text:style-name="T138">s </text:span>Ende</text:p>
      <text:p text:style-name="P42"/>
      <text:p text:style-name="P55"><text:span text:style-name="T55">Trotz diese</text:span><text:span text:style-name="T138">r Tipps</text:span><text:span text:style-name="T55"> &amp; Tricks ist meine App nicht schnell genug geworden. </text:span><text:span text:style-name="T138">Sie</text:span><text:span text:style-name="T55"> läuft zwar </text:span><text:span text:style-name="T107">sehr </text:span><text:span text:style-name="T55">gut auf </text:span><text:span text:style-name="T114">neuere</text:span><text:span text:style-name="T138">n</text:span><text:span text:style-name="T114">/</text:span><text:span text:style-name="T107">starke</text:span><text:span text:style-name="T138">n</text:span><text:span text:style-name="T107"> </text:span><text:span text:style-name="T55">Geräte</text:span><text:span text:style-name="T138">n</text:span><text:span text:style-name="T55"> aber auf </text:span><text:span text:style-name="T138">ä</text:span><text:span text:style-name="T55">ltere</text:span><text:span text:style-name="T138">n</text:span><text:span text:style-name="T55">/</text:span><text:span text:style-name="T107">schwächere</text:span><text:span text:style-name="T138">n</text:span><text:span text:style-name="T55"> Kisten leide</text:span><text:span text:style-name="T107">n</text:span><text:span text:style-name="T55"> d</text:span><text:span text:style-name="T107">ie </text:span><text:span text:style-name="T115">Antwort-Zeiten</text:span><text:span text:style-name="T55"> und da</text:span><text:span text:style-name="T115">mit</text:span><text:span text:style-name="T55"> </text:span><text:span text:style-name="T138">die </text:span><text:span text:style-name="T107">gesamte</text:span><text:span text:style-name="T55"> </text:span><text:span text:style-name="T115">Usability</text:span><text:span text:style-name="T55">.</text:span></text:p>
      <text:p text:style-name="P43"/>
      <text:p text:style-name="P56"><text:span text:style-name="T118">Schlaue</text:span><text:span text:style-name="T138">s</text:span><text:span text:style-name="T118"> </text:span><text:span text:style-name="T107">Rendering von Seiten </text:span><text:span text:style-name="T118">via</text:span><text:span text:style-name="T107"> Asynchrone Patterns </text:span><text:span text:style-name="T116">und caching helfen um schnelle </text:span><text:span text:style-name="T138">Seiten </text:span><text:span text:style-name="T116">Transitionen zu bekommen, lösen aber nicht die Schnelligkeit der </text:span><text:span text:style-name="T107">Navigation innerhalb eine</text:span><text:span text:style-name="T138">r</text:span><text:span text:style-name="T107"> Seite.</text:span><text:span text:style-name="T55"> </text:span>Die <text:span text:style-name="T144">Set</text:span>-Elemente <text:span text:style-name="T107">z.B. brauchen </text:span><text:span text:style-name="T118">immer noch zu viel Zeit </text:span><text:span text:style-name="T107">um sich </text:span><text:span text:style-name="T118">aufzuklappen. </text:span><text:span text:style-name="T107">T</text:span><text:span text:style-name="T117">a</text:span><text:span text:style-name="T107">p </text:span><text:span text:style-name="T118">Kommandos </text:span><text:span text:style-name="T107">fühlen sich </text:span><text:span text:style-name="T118">noch </text:span><text:span text:style-name="T107">wohl sehr fremd ; man überlegt sich immer ob das Handy das Event wirklich registriert hat. Das kann </text:span><text:span text:style-name="T108">leider </text:span><text:span text:style-name="T107">nicht sein ; </text:span><text:span text:style-name="T108">es entspricht nicht </text:span><text:span text:style-name="T138">der</text:span><text:span text:style-name="T108"> Qualität </text:span><text:span text:style-name="T138">die </text:span><text:span text:style-name="T108">ich erwarte</text:span><text:span text:style-name="T107">.</text:span></text:p>
      <text:p text:style-name="P42"/>
      <text:p text:style-name="P57"><text:span text:style-name="T55">Zusätzlich </text:span><text:span text:style-name="T107">dazu, sollte diese App als Tool für Entwickler Konferenzen dienen. W</text:span><text:span text:style-name="T55">ie soll ich dann mein</text:span><text:span text:style-name="T138">em</text:span><text:span text:style-name="T55"> Techniker-Publikum erklären dass ein Handy mit einem Quad-Core Processor gebraucht ist um </text:span><text:span text:style-name="T107">e</text:span><text:span text:style-name="T55">in Datendarstellungsprogramm sauber laufen lassen zu können?</text:span></text:p>
      <text:p text:style-name="P42"/>
      <text:p text:style-name="P57"><text:span text:style-name="T145">So geht es mit JQM nicht. </text:span><text:span text:style-name="T55">Ich arbeite </text:span><text:span text:style-name="T107">die </text:span><text:span text:style-name="T55">Liste </text:span><text:span text:style-name="T107">also </text:span><text:span text:style-name="T55">weiter </text:span><text:span text:style-name="T138">ab</text:span><text:span text:style-name="T55">.</text:span></text:p>
      <text:p text:style-name="P42"/>
      <text:p text:style-name="P18">Wie geht’s weiter?</text:p>
      <text:p text:style-name="P42"/>
      <text:p text:style-name="P58"><text:span text:style-name="T126">Zuerst werde ich versuchen</text:span><text:span text:style-name="T108"> </text:span><text:span text:style-name="T107">ein sehr einfaches Design zu schaffen mit weniger Information auf jede Seite aber dafür mehr Seiten </text:span><text:span text:style-name="T108">und</text:span><text:span text:style-name="T107"> mehr Navigation. Da </text:span><text:span text:style-name="T108">es sich um eine App und nicht eine </text:span><text:span text:style-name="T139">m</text:span><text:span text:style-name="T108">obile Webseite handelt, </text:span><text:span text:style-name="T119">sollte</text:span><text:span text:style-name="T107"> nachladen </text:span><text:span text:style-name="T108">kein Thema </text:span><text:span text:style-name="T119">sein</text:span><text:span text:style-name="T107">. </text:span><text:span text:style-name="T108">Was aber wichtig erscheint ist das</text:span><text:span text:style-name="T139">s</text:span><text:span text:style-name="T108"> jede Seite für sich schnell &amp; bedienbar ist, </text:span><text:span text:style-name="T120">dass </text:span><text:span text:style-name="T139">also</text:span><text:span text:style-name="T120"> d</text:span><text:span text:style-name="T139">as</text:span><text:span text:style-name="T120"> </text:span><text:span text:style-name="T139">n</text:span><text:span text:style-name="T108">ative </text:span><text:span text:style-name="T120">Gefühl da ist</text:span><text:span text:style-name="T108">. Vielleicht lässt sich so etwas mit JQM doch machen.</text:span></text:p>
      <text:p text:style-name="P59"/>
      <text:p text:style-name="P53"><text:span text:style-name="T121">Sollte es nicht der </text:span><text:span text:style-name="T108">Fall sein, werde ich </text:span><text:span text:style-name="T127">außerhalb von JQM suchen </text:span><text:span text:style-name="T139">müssen</text:span><text:span text:style-name="T108">. Kurz habe ich schon anhand Adobe Topcoat </text:span><text:span text:style-name="T109">[1</text:span><text:span text:style-name="T133">3</text:span><text:span text:style-name="T109">]</text:span><text:span text:style-name="T108"> und Zepto </text:span><text:span text:style-name="T109">[1</text:span><text:span text:style-name="T133">4</text:span><text:span text:style-name="T109">]</text:span><text:span text:style-name="T108"> ein</text:span><text:span text:style-name="T139">en</text:span><text:span text:style-name="T108"> Prototyp erstellt. Topcoat bietet </text:span><text:span text:style-name="T91">CSS f</text:span><text:span text:style-name="T92">ür</text:span><text:span text:style-name="T91"> </text:span><text:span text:style-name="T92">saubere und schnelle W</text:span><text:span text:style-name="T91">eb</text:span><text:span text:style-name="T92">Applikationen</text:span><text:span text:style-name="T58"> und Zept</text:span><text:span text:style-name="T108">o ist eine </text:span><text:span text:style-name="T109">minimalistische &amp; schlanke </text:span><text:span text:style-name="T108">JQuery Alternative, </text:span><text:span text:style-name="T109">die für </text:span><text:span text:style-name="T139">das</text:span><text:span text:style-name="T109"> </text:span><text:span text:style-name="T139">m</text:span><text:span text:style-name="T109">obile Web gedacht </text:span><text:span text:style-name="T139">ist</text:span><text:span text:style-name="T108">. </text:span></text:p>
      <text:p text:style-name="P53"><text:soft-page-break/><text:span text:style-name="T108">Beide sind </text:span><text:span text:style-name="T109">also </text:span><text:span text:style-name="T108">Performan</text:span><text:span text:style-name="T121">z</text:span><text:span text:style-name="T108">-orientiert </text:span><text:span text:style-name="T109">und könnten uns </text:span><text:span text:style-name="T121">vielleicht</text:span><text:span text:style-name="T109"> helfen. Leider bin ich durch meinem Prototyp schon an Browser-</text:span><text:span text:style-name="T139">U</text:span><text:span text:style-name="T109">nterschiede gestoßen die JQM für mich glatt gezogen hatte und </text:span><text:span text:style-name="T139">an denen</text:span><text:span text:style-name="T109"> ich </text:span><text:span text:style-name="T139">hier</text:span><text:span text:style-name="T109"> selber </text:span><text:span text:style-name="T109">arbeiten </text:span><text:span text:style-name="T121">müsste</text:span><text:span text:style-name="T109">. Habe ich fast alles diese Unterschiede </text:span><text:span text:style-name="T121">entdeckt</text:span><text:span text:style-name="T109"> oder ist das </text:span><text:span text:style-name="T139">die </text:span><text:span text:style-name="T109">Eisbergspitze? </text:span><text:span text:style-name="T145">Vielleicht muss ich ja UI-Frameworks aufgeben und es wirklich selber implementieren?</text:span></text:p>
      <text:p text:style-name="P52"/>
      <text:p text:style-name="P52"><text:span text:style-name="T127">I</text:span>ch <text:span text:style-name="T127">habe </text:span>noch <text:span text:style-name="T127">et</text:span>was <text:span text:style-name="T127">Arbeit </text:span>vor mir...</text:p>
      <text:p text:style-name="P75">Referenzen</text:p>
      <text:p text:style-name="P67"/>
      <text:p text:style-name="P65"><text:span text:style-name="T42">[1] </text:span><text:span text:style-name="T45">Heiduk, Andreas, Vom Duke zum Droid, Lehren eines Android-Anfängers, KaffeeKlatsch, 2013, </text:span><text:span text:style-name="T44">November, </text:span><text:a xlink:type="simple" xlink:href="http://www.bookware.de/kaffeeklatsch/archiv/KaffeeKlatsch-2013-11.pdf">http://www.bookware.de/kaffeeklatsch/archiv/KaffeeKlatsch-2013-11.pdf</text:a><text:span text:style-name="T44"> </text:span></text:p>
      <text:p text:style-name="P65"><text:span text:style-name="T42">[2] </text:span><text:span text:style-name="T38">Eberling, Werner, </text:span><text:span text:style-name="T43">Mind the gap! Plattformübergreifende mobile Entwicklung mit PhoneGap, Kaffee-Klatsch 2012, </text:span><text:span text:style-name="T44">Januar, </text:span><text:a xlink:type="simple" xlink:href="http://www.bookware.de/kaffeeklatsch/archiv/KaffeeKlatsch-2012-01.pdf">http://www.bookware.de/kaffeeklatsch/archiv/KaffeeKlatsch-2012-01.pdf</text:a><text:span text:style-name="T44"> </text:span></text:p>
      <text:p text:style-name="P63"><text:span text:style-name="T37">[3] </text:span><text:span text:style-name="T38">Adobe Systems, </text:span><text:a xlink:type="simple" xlink:href="http://www.adobe.com/"><text:span text:style-name="T32">http://www.adobe.com/</text:span></text:a><text:span text:style-name="T38"> </text:span></text:p>
      <text:p text:style-name="P63"><text:span text:style-name="T37">[</text:span><text:span text:style-name="T38">4</text:span><text:span text:style-name="T37">] </text:span><text:span text:style-name="T38">Apache Cordova, </text:span><text:a xlink:type="simple" xlink:href="http://cordova.apache.org/"><text:span text:style-name="T32">http://cordova.apache.org/</text:span></text:a><text:span text:style-name="T38"> </text:span></text:p>
      <text:p text:style-name="P63"><text:span text:style-name="T37">[</text:span><text:span text:style-name="T38">5</text:span><text:span text:style-name="T37">] </text:span><text:span text:style-name="T38">PhoneGap Build, </text:span><text:a xlink:type="simple" xlink:href="https://build.phonegap.com/"><text:span text:style-name="T32">https://build.phonegap.com/</text:span></text:a><text:span text:style-name="T38"> </text:span></text:p>
      <text:p text:style-name="P63"><text:span text:style-name="T37">[</text:span><text:span text:style-name="T38">6</text:span><text:span text:style-name="T37">] </text:span><text:span text:style-name="T38">Telerik's Icenium, </text:span><text:a xlink:type="simple" xlink:href="http://www.icenium.com/"><text:span text:style-name="T32">http://www.icenium.com/</text:span></text:a><text:span text:style-name="T38"> </text:span></text:p>
      <text:p text:style-name="P66"><text:span text:style-name="T37">[</text:span><text:span text:style-name="T38">7</text:span><text:span text:style-name="T37">] </text:span><text:span text:style-name="T41">Twitter Bootstrap </text:span><text:a xlink:type="simple" xlink:href="http://getbootstrap.com/">http://getbootstrap.com/</text:a><text:span text:style-name="T41"> </text:span></text:p>
      <text:p text:style-name="P66"><text:span text:style-name="T41">[8] </text:span><text:span text:style-name="T38">JQueryMobile, </text:span><text:a xlink:type="simple" xlink:href="http://jquerymobile.com/"><text:span text:style-name="T32">http://jquerymobile.com/</text:span></text:a><text:span text:style-name="T38"> </text:span></text:p>
      <text:p text:style-name="P65"><text:span text:style-name="T38">[</text:span><text:span text:style-name="T41">9</text:span><text:span text:style-name="T38">] Werner Eberling Web2touch, Web-Entwicklung für mobile Endgeräte mit jQuery Mobile, Kaffee-</text:span><text:span text:style-name="T40">K</text:span><text:span text:style-name="T38">latsch, 2012, </text:span><text:span text:style-name="T40">August, </text:span><text:a xlink:type="simple" xlink:href="http://www.bookware.de/kaffeeklatsch/archiv/KaffeeKlatsch-2012-08.pdf"><text:span text:style-name="T46">http://www.bookware.de/kaffeeklatsch/archiv/KaffeeKlatsch-2012-08.pdf</text:span></text:a></text:p>
      <text:p text:style-name="P63"><text:span text:style-name="T37">[</text:span><text:span text:style-name="T41">10</text:span><text:span text:style-name="T37">] </text:span><text:span text:style-name="T38">RippleEmulator, </text:span><text:a xlink:type="simple" xlink:href="https://chrome.google.com/webstore/detail/ripple-emulator-beta/geelfhphabnejjhdalkjhgipohgpdnoc?hl=en"><text:span text:style-name="T32">https://chrome.google.com/webstore/detail/ripple-emulator-beta/geelfhphabnejjhdalkjhgipohgpdnoc</text:span></text:a></text:p>
      <text:p text:style-name="P63"><text:span text:style-name="T37">[</text:span><text:span text:style-name="T38">1</text:span><text:span text:style-name="T41">1</text:span><text:span text:style-name="T37">] </text:span><text:span text:style-name="T38">Mobile/RDW Tester, </text:span><text:a xlink:type="simple" xlink:href="https://chrome.google.com/webstore/detail/mobilerwd-tester/elmekokodcohlommfikpmojheggnbelo"><text:span text:style-name="T32">https://chrome.google.com/webstore/detail/mobilerwd-tester/elmekokodcohlommfikpmojheggnbelo</text:span></text:a><text:span text:style-name="T38"> </text:span></text:p>
      <text:p text:style-name="P64"><text:span text:style-name="T37">[</text:span><text:span text:style-name="T38">1</text:span><text:span text:style-name="T41">2</text:span><text:span text:style-name="T37">] </text:span><text:span text:style-name="T38">Fastclick, </text:span><text:a xlink:type="simple" xlink:href="https://github.com/ftlabs/fastclick"><text:span text:style-name="T32">https://github.com/ftlabs/fastclick</text:span></text:a><text:span text:style-name="T39"> </text:span></text:p>
      <text:p text:style-name="P63"><text:span text:style-name="T37">[</text:span><text:span text:style-name="T38">1</text:span><text:span text:style-name="T41">3</text:span><text:span text:style-name="T37">] </text:span><text:span text:style-name="T38">Adobe Topcoat, </text:span><text:a xlink:type="simple" xlink:href="http://topcoat.io/"><text:span text:style-name="T32">http://topcoat.io/</text:span></text:a><text:span text:style-name="T38"> </text:span></text:p>
      <text:p text:style-name="P63"><text:span text:style-name="T37">[</text:span><text:span text:style-name="T38">1</text:span><text:span text:style-name="T41">4</text:span><text:span text:style-name="T38">]</text:span><text:span text:style-name="T37"> </text:span><text:span text:style-name="T38">Zepto, </text:span><text:a xlink:type="simple" xlink:href="http://zeptojs.com/"><text:span text:style-name="T32">http://zeptojs.com/</text:span></text:a><text:span text:style-name="T3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ill Sans MT" svg:font-family="'Gill Sans MT'"/>
    <style:font-face style:name="Helvetica1" svg:font-family="Helvetica"/>
    <style:font-face style:name="StarSymbol" svg:font-family="Star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adornments="Standard" style:font-family-generic="roman" style:font-pitch="variable"/>
    <style:font-face style:name="Helvetica" svg:font-family="Helvetica" style:font-adornments="Fett" style:font-family-generic="swiss" style:font-pitch="variable"/>
    <style:font-face style:name="Helvetica2" svg:font-family="Helvetica" style:font-adornments="Standard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Gill Sans MT" fo:font-size="12pt" fo:language="de" fo:country="DE" style:font-name-asian="Tahoma" style:font-size-asian="10.5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8.999cm" fo:line-height="0.48cm" fo:orphans="2" fo:widows="2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0pt" fo:language="de" fo:country="D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1" fo:font-size="13pt" style:font-name-asian="Tahoma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Times New Roman1" style:font-size-asian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0cm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size="11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8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style:font-size-asian="12pt"/>
    </style:style>
    <style:style style:name="Title" style:family="paragraph" style:parent-style-name="Heading" style:next-style-name="Subtitle" style:class="chapter">
      <style:paragraph-properties fo:margin-top="0cm" fo:margin-bottom="0cm" style:contextual-spacing="false" fo:line-height="150%" fo:text-align="start" style:justify-single-word="false"/>
      <style:text-properties style:font-name="Helvetic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line-height="150%" fo:text-align="start" style:justify-single-word="false" style:page-number="auto"/>
      <style:text-properties style:font-name="Helvetica2" fo:font-size="14pt" fo:font-style="normal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8.999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8.999cm" fo:text-indent="0cm" style:auto-text-indent="false"/>
    </style:style>
    <style:style style:name="Absatz_20__28_folgende_29_" style:display-name="Absatz (folgende)" style:family="paragraph" style:parent-style-name="Standard" style:class="text">
      <style:paragraph-properties fo:margin-left="0cm" fo:margin-right="8.999cm" fo:text-indent="0.499cm" style:auto-text-indent="false"/>
      <style:text-properties style:font-size-asian="10.5pt"/>
    </style:style>
    <style:style style:name="Absatz_20__28_erster_29_" style:display-name="Absatz (erster)" style:family="paragraph" style:parent-style-name="Absatz_20__28_folgende_29_" style:next-style-name="Absatz_20__28_folgende_29_" style:class="text">
      <style:paragraph-properties fo:margin-left="0cm" fo:margin-right="8.999cm" fo:text-indent="0cm" style:auto-text-indent="false"/>
    </style:style>
    <style:style style:name="Abstract" style:family="paragraph" style:parent-style-name="Standard" style:next-style-name="Absatz_20__28_erster_29_">
      <style:paragraph-properties fo:margin-left="0.499cm" fo:margin-right="8.999cm" fo:line-height="0.55cm" fo:text-indent="0cm" style:auto-text-indent="false">
        <style:drop-cap style:lines="4"/>
      </style:paragraph-properties>
      <style:text-properties fo:font-size="12pt" style:font-size-asian="10.5pt"/>
    </style:style>
    <style:style style:name="Autorenzeile" style:family="paragraph" style:parent-style-name="Standard" style:next-style-name="Abstract">
      <style:text-properties style:font-size-asian="10.5pt"/>
    </style:style>
    <style:style style:name="Absatzüberschrift" style:family="paragraph" style:parent-style-name="Standard" style:next-style-name="Absatz_20__28_erster_29_" style:class="extra">
      <style:paragraph-properties fo:margin-top="0.199cm" fo:margin-bottom="0cm" style:contextual-spacing="false" fo:line-height="100%"/>
      <style:text-properties style:font-name="Helvetica2" style:font-size-asian="10.5pt"/>
    </style:style>
    <style:style style:name="Sektion" style:family="paragraph" style:parent-style-name="Absatzüberschrift" style:next-style-name="Absatz_20__28_erster_29_" style:master-page-name="">
      <style:paragraph-properties fo:margin-top="0.499cm" fo:margin-bottom="0.199cm" style:contextual-spacing="false" style:page-number="auto" fo:keep-with-next="always"/>
    </style:style>
    <style:style style:name="Referenzen" style:family="paragraph" style:parent-style-name="Sektion"/>
    <style:style style:name="Referenz" style:family="paragraph" style:parent-style-name="Standard">
      <style:paragraph-properties fo:margin-left="0cm" fo:margin-right="0cm" fo:text-indent="0cm" style:auto-text-indent="false"/>
      <style:text-properties fo:font-size="8pt" style:font-size-asian="10.5pt"/>
    </style:style>
    <style:style style:name="Literaturhinweis" style:family="paragraph" style:parent-style-name="Referenzen"/>
    <style:style style:name="Literatur" style:family="paragraph" style:parent-style-name="Referenz"/>
    <style:style style:name="Auflistung" style:family="paragraph" style:parent-style-name="List" style:list-style-name="List_20_1" style:master-page-name="">
      <style:paragraph-properties fo:margin-left="0cm" fo:margin-right="8.999cm" fo:margin-top="0cm" fo:margin-bottom="0cm" style:contextual-spacing="false" fo:text-indent="0cm" style:auto-text-indent="false" style:page-number="auto">
        <style:tab-stops/>
      </style:paragraph-properties>
    </style:style>
    <style:style style:name="Aufzaehlung" style:family="paragraph" style:parent-style-name="List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ormal" style:family="text"/>
    <style:style style:name="Name" style:family="text" style:parent-style-name="Normal">
      <style:text-properties fo:font-variant="small-cap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velope" style:page-layout-name="Mpm2"/>
    <style:master-page style:name="Index" style:page-layout-name="Mpm3"/>
    <style:master-page style:name="Artikel" style:page-layout-name="Mpm4">
      <style:header>
        <text:user-field-decls>
          <text:user-field-decl office:value-type="string" office:string-value="Tim Bourguignon" text:name="Autor"/>
          <text:user-field-decl office:value-type="string" office:string-value="Dynamisch und gefährlich?" text:name="Titel"/>
        </text:user-field-decls>
        <text:p text:style-name="Header"><text:span text:style-name="Name"><text:user-field-get text:name="Autor">Tim Bourguignon</text:user-field-get></text:span><text:span text:style-name="Name"><text:tab/></text:span><text:user-field-get text:name="Titel">Dynamisch und gefährlich?</text:user-field-get></text:p>
      </style:header>
      <style:footer>
        <text:user-field-decls>
          <text:user-field-decl office:value-type="string" office:string-value="0.1" text:name="Version"/>
        </text:user-field-decls>
        <text:p text:style-name="Footer">Version <text:user-field-get text:name="Version">0.1</text:user-field-get><text:tab/>Seite <text:page-number text:select-page="current"/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meta:creation-date>2007-11-05T13:53:49</meta:creation-date>
    <dc:language>de-DE</dc:language>
    <meta:editing-cycles>269</meta:editing-cycles>
    <meta:editing-duration>P1DT4H24M4S</meta:editing-duration>
    <dc:date>2014-01-10T09:38:51.01</dc:date>
    <dc:creator>Tim Bourguignon</dc:creator>
    <meta:printed-by>Tim Bourguignon</meta:printed-by>
    <meta:print-date>2014-01-07T14:36:47.33</meta:print-date>
    <meta:document-statistic meta:table-count="0" meta:image-count="0" meta:object-count="0" meta:page-count="17" meta:paragraph-count="100" meta:word-count="2323" meta:character-count="16056" meta:non-whitespace-character-count="13789"/>
    <meta:user-defined meta:name="Info 1"/>
    <meta:user-defined meta:name="Info 2"/>
    <meta:user-defined meta:name="Info 3"/>
    <meta:user-defined meta:name="Info 4"/>
  </office:meta>
</office:document-meta>
</file>